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8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8681in" svg:y="14.0803in">
            <draw:object draw:notify-on-update-of-ranges="Sheet1.B25:Sheet1.B31 Sheet1.F24:Sheet1.F24 Sheet1.F25:Sheet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9299in" svg:y="13.9701in">
            <draw:object draw:notify-on-update-of-ranges="Sheet1.B34:Sheet1.B42 Sheet1.F33:Sheet1.F33 Sheet1.F34:Sheet1.F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307in" svg:y="13.8425in">
            <draw:object draw:notify-on-update-of-ranges="Sheet1.B45:Sheet1.B51 Sheet1.F44:Sheet1.F44 Sheet1.F45:Sheet1.F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in" svg:y="9.7976in">
            <draw:object draw:notify-on-update-of-ranges="Sheet1.B44:Sheet1.B44 Sheet1.B45:Sheet1.B51 Sheet1.D44:Sheet1.D44 Sheet1.D45:Sheet1.D51 Sheet1.E45:Sheet1.E51 Sheet1.E45:Sheet1.E51 Sheet1.C45:Sheet1.C51 Sheet1.C45:Sheet1.C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7.5319in" svg:y="9.3992in">
            <draw:object draw:notify-on-update-of-ranges="Sheet1.B33:Sheet1.B33 Sheet1.B34:Sheet1.B42 Sheet1.D33:Sheet1.D33 Sheet1.D34:Sheet1.D42 Sheet1.E34:Sheet1.E42 Sheet1.E34:Sheet1.E42 Sheet1.C34:Sheet1.C42 Sheet1.C34:Sheet1.C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4.4461in" svg:y="9.5004in">
            <draw:object draw:notify-on-update-of-ranges="Sheet1.B24:Sheet1.B24 Sheet1.B25:Sheet1.B31 Sheet1.D24:Sheet1.D24 Sheet1.D25:Sheet1.D31 Sheet1.E25:Sheet1.E31 Sheet1.E25:Sheet1.E31 Sheet1.C25:Sheet1.C31 Sheet1.C25:Sheet1.C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64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constructed Fluor</text:p>
          </table:table-cell>
          <table:table-cell office:value-type="string" calcext:value-type="string">
            <text:p>Reconstructed Fluor S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26763" calcext:value-type="float">
            <text:p>26763</text:p>
          </table:table-cell>
          <table:table-cell office:value-type="float" office:value="100" calcext:value-type="float">
            <text:p>100</text:p>
          </table:table-cell>
          <table:table-cell office:value-type="float" office:value="4713.50007955871" calcext:value-type="float">
            <text:p>4713.50007955871</text:p>
          </table:table-cell>
          <table:table-cell office:value-type="float" office:value="9.19456164083707" calcext:value-type="float">
            <text:p>9.19456164083707</text:p>
          </table:table-cell>
          <table:table-cell table:number-columns-repeated="3"/>
          <table:table-cell office:value-type="float" office:value="99291.3868613138" calcext:value-type="float">
            <text:p>99291.3868613138</text:p>
          </table:table-cell>
          <table:table-cell office:value-type="float" office:value="99118.2276422764" calcext:value-type="float">
            <text:p>99118.22764227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6575" calcext:value-type="float">
            <text:p>6575</text:p>
          </table:table-cell>
          <table:table-cell office:value-type="float" office:value="24.5674999065875" calcext:value-type="float">
            <text:p>24.5674999065875</text:p>
          </table:table-cell>
          <table:table-cell office:value-type="float" office:value="1675.04835751091" calcext:value-type="float">
            <text:p>1675.04835751091</text:p>
          </table:table-cell>
          <table:table-cell office:value-type="float" office:value="1.32422932059077" calcext:value-type="float">
            <text:p>1.32422932059077</text:p>
          </table:table-cell>
          <table:table-cell table:number-columns-repeated="3"/>
          <table:table-cell office:value-type="float" office:value="36959.5912408759" calcext:value-type="float">
            <text:p>36959.5912408759</text:p>
          </table:table-cell>
          <table:table-cell office:value-type="float" office:value="31231.7235772358" calcext:value-type="float">
            <text:p>31231.7235772358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oTM</text:p>
          </table:table-cell>
          <table:table-cell office:value-type="float" office:value="24501" calcext:value-type="float">
            <text:p>2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22735309543" calcext:value-type="float">
            <text:p>244.22735309543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</text:p>
          </table:table-cell>
          <table:table-cell office:value-type="float" office:value="54704" calcext:value-type="float">
            <text:p>54704</text:p>
          </table:table-cell>
          <table:table-cell office:value-type="float" office:value="30203" calcext:value-type="float">
            <text:p>30203</text:p>
          </table:table-cell>
          <table:table-cell office:value-type="float" office:value="112.853566491051" calcext:value-type="float">
            <text:p>112.853566491051</text:p>
          </table:table-cell>
          <table:table-cell office:value-type="float" office:value="926.200302310467" calcext:value-type="float">
            <text:p>926.200302310467</text:p>
          </table:table-cell>
          <table:table-cell office:value-type="float" office:value="1.91073792411571" calcext:value-type="float">
            <text:p>1.91073792411571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11696" calcext:value-type="float">
            <text:p>11696</text:p>
          </table:table-cell>
          <table:table-cell office:value-type="float" office:value="43.7021260695737" calcext:value-type="float">
            <text:p>43.7021260695737</text:p>
          </table:table-cell>
          <table:table-cell office:value-type="float" office:value="679.861015208256" calcext:value-type="float">
            <text:p>679.861015208256</text:p>
          </table:table-cell>
          <table:table-cell office:value-type="float" office:value="0.820824151073833" calcext:value-type="float">
            <text:p>0.820824151073833</text:p>
          </table:table-cell>
          <table:table-cell table:number-columns-repeated="3"/>
          <table:table-cell office:value-type="float" office:value="53111.4744525547" calcext:value-type="float">
            <text:p>53111.4744525547</text:p>
          </table:table-cell>
          <table:table-cell office:value-type="float" office:value="57617.0650406504" calcext:value-type="float">
            <text:p>57617.0650406504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30812" calcext:value-type="float">
            <text:p>30812</text:p>
          </table:table-cell>
          <table:table-cell office:value-type="float" office:value="115.129096140194" calcext:value-type="float">
            <text:p>115.129096140194</text:p>
          </table:table-cell>
          <table:table-cell office:value-type="float" office:value="2991.1701723573" calcext:value-type="float">
            <text:p>2991.1701723573</text:p>
          </table:table-cell>
          <table:table-cell office:value-type="float" office:value="6.22585501319767" calcext:value-type="float">
            <text:p>6.22585501319767</text:p>
          </table:table-cell>
          <table:table-cell table:number-columns-repeated="3"/>
          <table:table-cell office:value-type="float" office:value="95272.204379562" calcext:value-type="float">
            <text:p>95272.204379562</text:p>
          </table:table-cell>
          <table:table-cell office:value-type="float" office:value="94568.7723577236" calcext:value-type="float">
            <text:p>94568.7723577236</text:p>
          </table:table-cell>
          <table:table-cell office:value-type="float" office:value="100198.142340169" calcext:value-type="float">
            <text:p>100198.142340169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office:value-type="float" office:value="7397.33333333333" calcext:value-type="float">
            <text:p>7397.33333333333</text:p>
          </table:table-cell>
          <table:table-cell office:value-type="float" office:value="27.6401499582757" calcext:value-type="float">
            <text:p>27.6401499582757</text:p>
          </table:table-cell>
          <table:table-cell office:value-type="float" office:value="1739.00325857467" calcext:value-type="float">
            <text:p>1739.00325857467</text:p>
          </table:table-cell>
          <table:table-cell office:value-type="float" office:value="1.50685963252837" calcext:value-type="float">
            <text:p>1.50685963252837</text:p>
          </table:table-cell>
          <table:table-cell office:value-type="string" calcext:value-type="string">
            <text:p>G</text:p>
          </table:table-cell>
          <table:table-cell table:style-name="ce3" office:value-type="float" office:value="19680.1579201839" calcext:value-type="float">
            <text:p>19680.1579201839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/>
          <table:table-cell table:style-name="ce3" office:value-type="float" office:value="36915.6937009792" calcext:value-type="float">
            <text:p>36915.693700979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YFLLGVLLGTLLSLLILI</text:p>
          </table:table-cell>
          <table:table-cell office:value-type="float" office:value="36233.3333333333" calcext:value-type="float">
            <text:p>36233.3333333333</text:p>
          </table:table-cell>
          <table:table-cell office:value-type="float" office:value="11732.3333333333" calcext:value-type="float">
            <text:p>11732.3333333333</text:p>
          </table:table-cell>
          <table:table-cell office:value-type="float" office:value="43.8378856381323" calcext:value-type="float">
            <text:p>43.8378856381323</text:p>
          </table:table-cell>
          <table:table-cell office:value-type="float" office:value="15203.3820360252" calcext:value-type="float">
            <text:p>15203.3820360252</text:p>
          </table:table-cell>
          <table:table-cell office:value-type="float" office:value="18.3942260259827" calcext:value-type="float">
            <text:p>18.3942260259827</text:p>
          </table:table-cell>
          <table:table-cell office:value-type="string" calcext:value-type="string">
            <text:p>G</text:p>
          </table:table-cell>
          <table:table-cell table:style-name="ce3" office:value-type="float" office:value="25303.9244116239" calcext:value-type="float">
            <text:p>25303.9244116239</text:p>
          </table:table-cell>
          <table:table-cell table:style-name="ce3" office:value-type="float" office:value="85791.8272014534" calcext:value-type="float">
            <text:p>85791.8272014534</text:p>
          </table:table-cell>
          <table:table-cell/>
          <table:table-cell table:style-name="ce3" office:value-type="float" office:value="85791.8272014534" calcext:value-type="float">
            <text:p>85791.8272014534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office:value-type="float" office:value="342.333333333332" calcext:value-type="float">
            <text:p>342.333333333332</text:p>
          </table:table-cell>
          <table:table-cell office:value-type="float" office:value="1.27912914596021" calcext:value-type="float">
            <text:p>1.27912914596021</text:p>
          </table:table-cell>
          <table:table-cell office:value-type="float" office:value="1009.85015390073" calcext:value-type="float">
            <text:p>1009.85015390073</text:p>
          </table:table-cell>
          <table:table-cell office:value-type="float" office:value="0.0519949858408762" calcext:value-type="float">
            <text:p>0.0519949858408762</text:p>
          </table:table-cell>
          <table:table-cell office:value-type="string" calcext:value-type="string">
            <text:p>G</text:p>
          </table:table-cell>
          <table:table-cell table:style-name="ce3" office:value-type="float" office:value="19281.5167497392" calcext:value-type="float">
            <text:p>19281.5167497392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/>
          <table:table-cell table:style-name="ce3" office:value-type="float" office:value="36838.5753767486" calcext:value-type="float">
            <text:p>36838.5753767486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office:value-type="float" office:value="10154.6666666667" calcext:value-type="float">
            <text:p>10154.6666666667</text:p>
          </table:table-cell>
          <table:table-cell office:value-type="float" office:value="37.9429311611802" calcext:value-type="float">
            <text:p>37.9429311611802</text:p>
          </table:table-cell>
          <table:table-cell office:value-type="float" office:value="2152.75296616526" calcext:value-type="float">
            <text:p>2152.75296616526</text:p>
          </table:table-cell>
          <table:table-cell office:value-type="float" office:value="2.35695242535329" calcext:value-type="float">
            <text:p>2.35695242535329</text:p>
          </table:table-cell>
          <table:table-cell office:value-type="string" calcext:value-type="string">
            <text:p>G</text:p>
          </table:table-cell>
          <table:table-cell table:style-name="ce3" office:value-type="float" office:value="21381.8481330702" calcext:value-type="float">
            <text:p>21381.8481330702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/>
          <table:table-cell table:style-name="ce3" office:value-type="float" office:value="47399.3948115602" calcext:value-type="float">
            <text:p>47399.394811560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office:value-type="float" office:value="8396.33333333334" calcext:value-type="float">
            <text:p>8396.33333333334</text:p>
          </table:table-cell>
          <table:table-cell office:value-type="float" office:value="31.3729153433223" calcext:value-type="float">
            <text:p>31.3729153433223</text:p>
          </table:table-cell>
          <table:table-cell office:value-type="float" office:value="786.008481718444" calcext:value-type="float">
            <text:p>786.008481718444</text:p>
          </table:table-cell>
          <table:table-cell office:value-type="float" office:value="0.749585910390487" calcext:value-type="float">
            <text:p>0.749585910390487</text:p>
          </table:table-cell>
          <table:table-cell office:value-type="string" calcext:value-type="string">
            <text:p>L</text:p>
          </table:table-cell>
          <table:table-cell table:style-name="ce3" office:value-type="float" office:value="28214.6962625097" calcext:value-type="float">
            <text:p>28214.6962625097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table:number-columns-repeated="2"/>
          <table:table-cell table:style-name="ce3" office:value-type="float" office:value="37659.5875736278" calcext:value-type="float">
            <text:p>37659.5875736278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5" calcext:value-type="float">
            <text:p>33345</text:p>
          </table:table-cell>
          <table:table-cell office:value-type="float" office:value="8844" calcext:value-type="float">
            <text:p>8844</text:p>
          </table:table-cell>
          <table:table-cell office:value-type="float" office:value="33.0456226880395" calcext:value-type="float">
            <text:p>33.0456226880395</text:p>
          </table:table-cell>
          <table:table-cell office:value-type="float" office:value="1747.05495048095" calcext:value-type="float">
            <text:p>1747.05495048095</text:p>
          </table:table-cell>
          <table:table-cell office:value-type="float" office:value="1.73136958191228" calcext:value-type="float">
            <text:p>1.73136958191228</text:p>
          </table:table-cell>
          <table:table-cell table:number-columns-repeated="5"/>
          <table:table-cell table:style-name="ce3"/>
          <table:table-cell table:number-columns-repeated="61"/>
        </table:table-row>
        <table:table-row table:style-name="ro2">
          <table:table-cell office:value-type="string" calcext:value-type="string">
            <text:p>LLLSVLLSLLLAFLLSILILI</text:p>
          </table:table-cell>
          <table:table-cell office:value-type="float" office:value="36477.3333333333" calcext:value-type="float">
            <text:p>36477.3333333333</text:p>
          </table:table-cell>
          <table:table-cell office:value-type="float" office:value="11976.3333333333" calcext:value-type="float">
            <text:p>11976.3333333333</text:p>
          </table:table-cell>
          <table:table-cell office:value-type="float" office:value="44.749592098544" calcext:value-type="float">
            <text:p>44.749592098544</text:p>
          </table:table-cell>
          <table:table-cell office:value-type="float" office:value="10590.305016067" calcext:value-type="float">
            <text:p>10590.305016067</text:p>
          </table:table-cell>
          <table:table-cell office:value-type="float" office:value="12.9919538069713" calcext:value-type="float">
            <text:p>12.991953806971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table:style-name="ce3"/>
          <table:table-cell table:number-columns-repeated="61"/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office:value-type="float" office:value="10719" calcext:value-type="float">
            <text:p>10719</text:p>
          </table:table-cell>
          <table:table-cell office:value-type="float" office:value="40.0515637260397" calcext:value-type="float">
            <text:p>40.0515637260397</text:p>
          </table:table-cell>
          <table:table-cell office:value-type="float" office:value="733.445976197293" calcext:value-type="float">
            <text:p>733.445976197293</text:p>
          </table:table-cell>
          <table:table-cell office:value-type="float" office:value="0.834061847111677" calcext:value-type="float">
            <text:p>0.834061847111677</text:p>
          </table:table-cell>
          <table:table-cell office:value-type="string" calcext:value-type="string">
            <text:p>G</text:p>
          </table:table-cell>
          <table:table-cell table:style-name="ce3" office:value-type="float" office:value="21609.4828264085" calcext:value-type="float">
            <text:p>21609.4828264085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/>
          <table:table-cell table:style-name="ce3" office:value-type="float" office:value="47734.5802221317" calcext:value-type="float">
            <text:p>47734.5802221317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office:value-type="float" office:value="26561.3333333333" calcext:value-type="float">
            <text:p>26561.3333333333</text:p>
          </table:table-cell>
          <table:table-cell office:value-type="float" office:value="99.2464721194684" calcext:value-type="float">
            <text:p>99.2464721194684</text:p>
          </table:table-cell>
          <table:table-cell office:value-type="float" office:value="348.85718185718" calcext:value-type="float">
            <text:p>348.85718185718</text:p>
          </table:table-cell>
          <table:table-cell office:value-type="float" office:value="0.678050576867454" calcext:value-type="float">
            <text:p>0.678050576867454</text:p>
          </table:table-cell>
          <table:table-cell office:value-type="string" calcext:value-type="string">
            <text:p>G</text:p>
          </table:table-cell>
          <table:table-cell table:style-name="ce3" office:value-type="float" office:value="25721.5013777668" calcext:value-type="float">
            <text:p>25721.5013777668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/>
          <table:table-cell table:style-name="ce3" office:value-type="float" office:value="88200.3750312679" calcext:value-type="float">
            <text:p>88200.3750312679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office:value-type="float" office:value="6279.33333333333" calcext:value-type="float">
            <text:p>6279.33333333333</text:p>
          </table:table-cell>
          <table:table-cell office:value-type="float" office:value="23.4627408486841" calcext:value-type="float">
            <text:p>23.4627408486841</text:p>
          </table:table-cell>
          <table:table-cell office:value-type="float" office:value="319.869244119114" calcext:value-type="float">
            <text:p>319.869244119114</text:p>
          </table:table-cell>
          <table:table-cell office:value-type="float" office:value="0.243824818235602" calcext:value-type="float">
            <text:p>0.243824818235602</text:p>
          </table:table-cell>
          <table:table-cell office:value-type="string" calcext:value-type="string">
            <text:p>L</text:p>
          </table:table-cell>
          <table:table-cell table:style-name="ce3" office:value-type="float" office:value="30270.7896391151" calcext:value-type="float">
            <text:p>30270.7896391151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table:style-name="ce3"/>
          <table:table-cell/>
          <table:table-cell table:style-name="ce3" office:value-type="float" office:value="57496.0384847748" calcext:value-type="float">
            <text:p>57496.0384847748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office:value-type="float" office:value="6917.66666666667" calcext:value-type="float">
            <text:p>6917.66666666667</text:p>
          </table:table-cell>
          <table:table-cell office:value-type="float" office:value="25.8478745531767" calcext:value-type="float">
            <text:p>25.8478745531767</text:p>
          </table:table-cell>
          <table:table-cell office:value-type="float" office:value="1478.69210227597" calcext:value-type="float">
            <text:p>1478.69210227597</text:p>
          </table:table-cell>
          <table:table-cell office:value-type="float" office:value="1.21650763757434" calcext:value-type="float">
            <text:p>1.21650763757434</text:p>
          </table:table-cell>
          <table:table-cell office:value-type="string" calcext:value-type="string">
            <text:p>R</text:p>
          </table:table-cell>
          <table:table-cell table:style-name="ce3" office:value-type="float" office:value="24342.2566616705" calcext:value-type="float">
            <text:p>24342.2566616705</text:p>
          </table:table-cell>
          <table:table-cell table:number-columns-repeated="2" table:style-name="ce3" office:value-type="float" office:value="35067.1176682678" calcext:value-type="float">
            <text:p>35067.1176682678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office:value-type="float" office:value="10784.6666666667" calcext:value-type="float">
            <text:p>10784.6666666667</text:p>
          </table:table-cell>
          <table:table-cell office:value-type="float" office:value="40.2969273499483" calcext:value-type="float">
            <text:p>40.2969273499483</text:p>
          </table:table-cell>
          <table:table-cell office:value-type="float" office:value="1162.30346008834" calcext:value-type="float">
            <text:p>1162.30346008834</text:p>
          </table:table-cell>
          <table:table-cell office:value-type="float" office:value="1.32737347808195" calcext:value-type="float">
            <text:p>1.32737347808195</text:p>
          </table:table-cell>
          <table:table-cell office:value-type="string" calcext:value-type="string">
            <text:p>R</text:p>
          </table:table-cell>
          <table:table-cell table:style-name="ce3" office:value-type="float" office:value="25723.4992205641" calcext:value-type="float">
            <text:p>25723.4992205641</text:p>
          </table:table-cell>
          <table:table-cell table:number-columns-repeated="2" table:style-name="ce3" office:value-type="float" office:value="59962.2204833056" calcext:value-type="float">
            <text:p>59962.220483305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office:value-type="float" office:value="6923" calcext:value-type="float">
            <text:p>6923</text:p>
          </table:table-cell>
          <table:table-cell office:value-type="float" office:value="25.8678025632403" calcext:value-type="float">
            <text:p>25.8678025632403</text:p>
          </table:table-cell>
          <table:table-cell office:value-type="float" office:value="2357.61659308718" calcext:value-type="float">
            <text:p>2357.61659308718</text:p>
          </table:table-cell>
          <table:table-cell office:value-type="float" office:value="1.94075740038819" calcext:value-type="float">
            <text:p>1.94075740038819</text:p>
          </table:table-cell>
          <table:table-cell office:value-type="string" calcext:value-type="string">
            <text:p>R</text:p>
          </table:table-cell>
          <table:table-cell table:style-name="ce3" office:value-type="float" office:value="24609.3607265692" calcext:value-type="float">
            <text:p>24609.3607265692</text:p>
          </table:table-cell>
          <table:table-cell table:number-columns-repeated="2" table:style-name="ce3" office:value-type="float" office:value="37896.5184766611" calcext:value-type="float">
            <text:p>37896.518476661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LLLLFLLATLLILLSVLILI</text:p>
          </table:table-cell>
          <table:table-cell office:value-type="float" office:value="26019" calcext:value-type="float">
            <text:p>26019</text:p>
          </table:table-cell>
          <table:table-cell office:value-type="float" office:value="1518" calcext:value-type="float">
            <text:p>1518</text:p>
          </table:table-cell>
          <table:table-cell office:value-type="float" office:value="5.67200986436498" calcext:value-type="float">
            <text:p>5.67200986436498</text:p>
          </table:table-cell>
          <table:table-cell office:value-type="float" office:value="1099.12556152607" calcext:value-type="float">
            <text:p>1099.12556152607</text:p>
          </table:table-cell>
          <table:table-cell office:value-type="float" office:value="0.239603790581943" calcext:value-type="float">
            <text:p>0.23960379058194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A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office:value-type="float" office:value="13004.3333333333" calcext:value-type="float">
            <text:p>13004.3333333333</text:p>
          </table:table-cell>
          <table:table-cell office:value-type="float" office:value="48.5907160383116" calcext:value-type="float">
            <text:p>48.5907160383116</text:p>
          </table:table-cell>
          <table:table-cell office:value-type="float" office:value="1197.89579402105" calcext:value-type="float">
            <text:p>1197.89579402105</text:p>
          </table:table-cell>
          <table:table-cell office:value-type="float" office:value="1.55195566063755" calcext:value-type="float">
            <text:p>1.55195566063755</text:p>
          </table:table-cell>
          <table:table-cell office:value-type="string" calcext:value-type="string">
            <text:p>L</text:p>
          </table:table-cell>
          <table:table-cell table:style-name="ce3" office:value-type="float" office:value="31427.557738732" calcext:value-type="float">
            <text:p>31427.557738732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table:number-columns-repeated="2"/>
          <table:table-cell table:style-name="ce3" office:value-type="float" office:value="72697.9280901906" calcext:value-type="float">
            <text:p>72697.9280901906</text:p>
          </table:table-cell>
          <table:table-cell table:number-columns-repeated="61"/>
        </table:table-row>
        <table:table-row table:style-name="ro2">
          <table:table-cell table:style-name="Default"/>
          <table:table-cell table:number-columns-repeated="72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constructed Fluo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ight Reconstructed SMA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4713.50007955871" calcext:value-type="float">
            <text:p>4713.50007955871</text:p>
          </table:table-cell>
          <table:table-cell table:style-name="ce3" office:value-type="float" office:value="27329.7522716855" calcext:value-type="float">
            <text:p>27329.7522716855</text:p>
          </table:table-cell>
          <table:table-cell table:style-name="ce3" office:value-type="float" office:value="2862.14480755105" calcext:value-type="float">
            <text:p>2862.14480755105</text:p>
          </table:table-cell>
          <table:table-cell office:value-type="float" office:value="99291.3868613138" calcext:value-type="float">
            <text:p>99291.386861313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1675.04835751091" calcext:value-type="float">
            <text:p>1675.04835751091</text:p>
          </table:table-cell>
          <table:table-cell table:style-name="ce3" office:value-type="float" office:value="24688.4258056713" calcext:value-type="float">
            <text:p>24688.4258056713</text:p>
          </table:table-cell>
          <table:table-cell table:style-name="ce3" office:value-type="float" office:value="936.976441175" calcext:value-type="float">
            <text:p>936.976441175</text:p>
          </table:table-cell>
          <table:table-cell office:value-type="float" office:value="36959.5912408759" calcext:value-type="float">
            <text:p>36959.591240875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679.861015208256" calcext:value-type="float">
            <text:p>679.861015208256</text:p>
          </table:table-cell>
          <table:table-cell table:style-name="ce3" office:value-type="float" office:value="25419.1537287993" calcext:value-type="float">
            <text:p>25419.1537287993</text:p>
          </table:table-cell>
          <table:table-cell table:style-name="ce3" office:value-type="float" office:value="1690.65181328723" calcext:value-type="float">
            <text:p>1690.65181328723</text:p>
          </table:table-cell>
          <table:table-cell office:value-type="float" office:value="53111.4744525547" calcext:value-type="float">
            <text:p>53111.474452554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2991.1701723573" calcext:value-type="float">
            <text:p>2991.1701723573</text:p>
          </table:table-cell>
          <table:table-cell table:style-name="ce3" office:value-type="float" office:value="27157.6143592676" calcext:value-type="float">
            <text:p>27157.6143592676</text:p>
          </table:table-cell>
          <table:table-cell table:style-name="ce3" office:value-type="float" office:value="3111.89413063951" calcext:value-type="float">
            <text:p>3111.89413063951</text:p>
          </table:table-cell>
          <table:table-cell office:value-type="float" office:value="95272.204379562" calcext:value-type="float">
            <text:p>95272.204379562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office:value-type="float" office:value="1478.69210227597" calcext:value-type="float">
            <text:p>1478.69210227597</text:p>
          </table:table-cell>
          <table:table-cell table:style-name="ce3" office:value-type="float" office:value="24342.2566616705" calcext:value-type="float">
            <text:p>24342.2566616705</text:p>
          </table:table-cell>
          <table:table-cell table:style-name="ce3" office:value-type="float" office:value="1412.26446633492" calcext:value-type="float">
            <text:p>1412.26446633492</text:p>
          </table:table-cell>
          <table:table-cell table:style-name="ce3" office:value-type="float" office:value="35067.1176682678" calcext:value-type="float">
            <text:p>35067.1176682678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office:value-type="float" office:value="1162.30346008834" calcext:value-type="float">
            <text:p>1162.30346008834</text:p>
          </table:table-cell>
          <table:table-cell table:style-name="ce3" office:value-type="float" office:value="25723.4992205641" calcext:value-type="float">
            <text:p>25723.4992205641</text:p>
          </table:table-cell>
          <table:table-cell table:style-name="ce3" office:value-type="float" office:value="2361.91298008305" calcext:value-type="float">
            <text:p>2361.91298008305</text:p>
          </table:table-cell>
          <table:table-cell table:style-name="ce3" office:value-type="float" office:value="59962.2204833056" calcext:value-type="float">
            <text:p>59962.2204833056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A--IAL-FT--SL--LI</text:p>
          </table:table-cell>
          <table:table-cell office:value-type="float" office:value="1678050000" calcext:value-type="float">
            <text:p>1678050000</text:p>
          </table:table-cell>
          <table:table-cell office:value-type="float" office:value="0.99" calcext:value-type="float">
            <text:p>0.99</text:p>
          </table:table-cell>
          <table:table-cell office:value-type="float" office:value="368.921" calcext:value-type="float">
            <text:p>368.921</text:p>
          </table:table-cell>
          <table:table-cell office:value-type="float" office:value="-371.899" calcext:value-type="float">
            <text:p>-371.899</text:p>
          </table:table-cell>
          <table:table-cell office:value-type="float" office:value="-2.97791" calcext:value-type="float">
            <text:p>-2.97791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25" calcext:value-type="float">
            <text:p>-74.125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2.274" calcext:value-type="float">
            <text:p>-222.274</text:p>
          </table:table-cell>
          <table:table-cell office:value-type="float" office:value="-222.514" calcext:value-type="float">
            <text:p>-222.514</text:p>
          </table:table-cell>
          <table:table-cell office:value-type="float" office:value="-222.27" calcext:value-type="float">
            <text:p>-222.27</text:p>
          </table:table-cell>
          <table:table-cell office:value-type="float" office:value="-242.594" calcext:value-type="float">
            <text:p>-242.594</text:p>
          </table:table-cell>
          <table:table-cell office:value-type="float" office:value="-372.044" calcext:value-type="float">
            <text:p>-372.044</text:p>
          </table:table-cell>
          <table:table-cell office:value-type="float" office:value="4506.42" calcext:value-type="float">
            <text:p>4506.42</text:p>
          </table:table-cell>
          <table:table-cell office:value-type="float" office:value="3894.03" calcext:value-type="float">
            <text:p>3894.03</text:p>
          </table:table-cell>
          <table:table-cell office:value-type="float" office:value="3820.06" calcext:value-type="float">
            <text:p>3820.06</text:p>
          </table:table-cell>
          <table:table-cell office:value-type="float" office:value="43.6652" calcext:value-type="float">
            <text:p>43.6652</text:p>
          </table:table-cell>
          <table:table-cell office:value-type="float" office:value="0.000626172" calcext:value-type="float">
            <text:p>0.000626172</text:p>
          </table:table-cell>
          <table:table-cell office:value-type="float" office:value="-5.63805" calcext:value-type="float">
            <text:p>-5.6380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40.6873" calcext:value-type="float">
            <text:p>40.6873</text:p>
          </table:table-cell>
          <table:table-cell office:value-type="float" office:value="-75.4466" calcext:value-type="float">
            <text:p>-75.4466</text:p>
          </table:table-cell>
          <table:table-cell office:value-type="float" office:value="-81.0435" calcext:value-type="float">
            <text:p>-81.0435</text:p>
          </table:table-cell>
          <table:table-cell office:value-type="float" office:value="-75.4571" calcext:value-type="float">
            <text:p>-75.4571</text:p>
          </table:table-cell>
          <table:table-cell office:value-type="float" office:value="-55.2717" calcext:value-type="float">
            <text:p>-55.2717</text:p>
          </table:table-cell>
          <table:table-cell office:value-type="float" office:value="490" calcext:value-type="float">
            <text:p>490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6.3" calcext:value-type="float">
            <text:p>96.3</text:p>
          </table:table-cell>
          <table:table-cell office:value-type="float" office:value="-44.7347" calcext:value-type="float">
            <text:p>-44.7347</text:p>
          </table:table-cell>
          <table:table-cell office:value-type="float" office:value="8.56337" calcext:value-type="float">
            <text:p>8.56337</text:p>
          </table:table-cell>
          <table:table-cell office:value-type="float" office:value="4.88933" calcext:value-type="float">
            <text:p>4.88933</text:p>
          </table:table-cell>
          <table:table-cell office:value-type="float" office:value="4.83383" calcext:value-type="float">
            <text:p>4.83383</text:p>
          </table:table-cell>
          <table:table-cell office:value-type="float" office:value="-2.62343" calcext:value-type="float">
            <text:p>-2.62343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4.085" calcext:value-type="float">
            <text:p>94.085</text:p>
          </table:table-cell>
          <table:table-cell office:value-type="float" office:value="-41.65" calcext:value-type="float">
            <text:p>-41.6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8.73021" calcext:value-type="float">
            <text:p>8.73021</text:p>
          </table:table-cell>
          <table:table-cell office:value-type="float" office:value="4.59029" calcext:value-type="float">
            <text:p>4.59029</text:p>
          </table:table-cell>
          <table:table-cell office:value-type="float" office:value="4.50157" calcext:value-type="float">
            <text:p>4.50157</text:p>
          </table:table-cell>
          <table:table-cell office:value-type="float" office:value="0.14485" calcext:value-type="float">
            <text:p>0.14485</text:p>
          </table:table-cell>
          <table:table-cell office:value-type="float" office:value="2" calcext:value-type="float">
            <text:p>2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1.0265" calcext:value-type="float">
            <text:p>91.0265</text:p>
          </table:table-cell>
          <table:table-cell office:value-type="float" office:value="-40.2111" calcext:value-type="float">
            <text:p>-40.2111</text:p>
          </table:table-cell>
          <table:table-cell office:value-type="float" office:value="8.8691" calcext:value-type="float">
            <text:p>8.8691</text:p>
          </table:table-cell>
          <table:table-cell office:value-type="float" office:value="4.1774" calcext:value-type="float">
            <text:p>4.1774</text:p>
          </table:table-cell>
          <table:table-cell office:value-type="float" office:value="4.0428" calcext:value-type="float">
            <text:p>4.0428</text:p>
          </table:table-cell>
          <table:table-cell office:value-type="string" calcext:value-type="string">
            <text:p>design_2989</text:p>
          </table:table-cell>
          <table:table-cell office:value-type="float" office:value="-25.7718" calcext:value-type="float">
            <text:p>-25.7718</text:p>
          </table:table-cell>
          <table:table-cell office:value-type="float" office:value="0.0533" calcext:value-type="float">
            <text:p>0.0533</text:p>
          </table:table-cell>
          <table:table-cell office:value-type="float" office:value="20.08" calcext:value-type="float">
            <text:p>20.08</text:p>
          </table:table-cell>
          <table:table-cell office:value-type="float" office:value="-5.5864" calcext:value-type="float">
            <text:p>-5.5864</text:p>
          </table:table-cell>
          <table:table-cell office:value-type="float" office:value="0" calcext:value-type="float">
            <text:p>0</text:p>
          </table:table-cell>
          <table:table-cell office:value-type="float" office:value="-0.244" calcext:value-type="float">
            <text:p>-0.244</text:p>
          </table:table-cell>
          <table:table-cell office:value-type="float" office:value="-5.830432" calcext:value-type="float">
            <text:p>-5.830432</text:p>
          </table:table-cell>
          <table:table-cell office:value-type="float" office:value="-612.39" calcext:value-type="float">
            <text:p>-612.39</text:p>
          </table:table-cell>
          <table:table-cell office:value-type="float" office:value="5.2735" calcext:value-type="float">
            <text:p>5.2735</text:p>
          </table:table-cell>
          <table:table-cell office:value-type="float" office:value="-0.30573" calcext:value-type="float">
            <text:p>-0.30573</text:p>
          </table:table-cell>
          <table:table-cell office:value-type="float" office:value="-4.5236" calcext:value-type="float">
            <text:p>-4.5236</text:p>
          </table:table-cell>
          <table:table-cell office:value-type="float" office:value="0.79103" calcext:value-type="float">
            <text:p>0.79103</text:p>
          </table:table-cell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office:value-type="float" office:value="2357.61659308718" calcext:value-type="float">
            <text:p>2357.61659308718</text:p>
          </table:table-cell>
          <table:table-cell table:style-name="ce3" office:value-type="float" office:value="24609.3607265692" calcext:value-type="float">
            <text:p>24609.3607265692</text:p>
          </table:table-cell>
          <table:table-cell table:style-name="ce3" office:value-type="float" office:value="1540.3920779438" calcext:value-type="float">
            <text:p>1540.3920779438</text:p>
          </table:table-cell>
          <table:table-cell table:style-name="ce3" office:value-type="float" office:value="37896.5184766611" calcext:value-type="float">
            <text:p>37896.5184766611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I--TAL-VA--SL--AA</text:p>
          </table:table-cell>
          <table:table-cell office:value-type="float" office:value="1678460000" calcext:value-type="float">
            <text:p>1678460000</text:p>
          </table:table-cell>
          <table:table-cell office:value-type="float" office:value="1" calcext:value-type="float">
            <text:p>1</text:p>
          </table:table-cell>
          <table:table-cell office:value-type="float" office:value="238.427" calcext:value-type="float">
            <text:p>238.427</text:p>
          </table:table-cell>
          <table:table-cell office:value-type="float" office:value="-354.658" calcext:value-type="float">
            <text:p>-354.658</text:p>
          </table:table-cell>
          <table:table-cell office:value-type="float" office:value="-116.231" calcext:value-type="float">
            <text:p>-116.231</text:p>
          </table:table-cell>
          <table:table-cell office:value-type="float" office:value="-74.3057" calcext:value-type="float">
            <text:p>-74.3057</text:p>
          </table:table-cell>
          <table:table-cell table:number-columns-repeated="2" office:value-type="float" office:value="-74.1946" calcext:value-type="float">
            <text:p>-74.1946</text:p>
          </table:table-cell>
          <table:table-cell office:value-type="float" office:value="-74.4307" calcext:value-type="float">
            <text:p>-74.4307</text:p>
          </table:table-cell>
          <table:table-cell office:value-type="float" office:value="-219.96" calcext:value-type="float">
            <text:p>-219.96</text:p>
          </table:table-cell>
          <table:table-cell office:value-type="float" office:value="-220.716" calcext:value-type="float">
            <text:p>-220.716</text:p>
          </table:table-cell>
          <table:table-cell office:value-type="float" office:value="-219.958" calcext:value-type="float">
            <text:p>-219.958</text:p>
          </table:table-cell>
          <table:table-cell office:value-type="float" office:value="-242.951" calcext:value-type="float">
            <text:p>-242.951</text:p>
          </table:table-cell>
          <table:table-cell office:value-type="float" office:value="-350.086" calcext:value-type="float">
            <text:p>-350.086</text:p>
          </table:table-cell>
          <table:table-cell office:value-type="float" office:value="4157.39" calcext:value-type="float">
            <text:p>4157.39</text:p>
          </table:table-cell>
          <table:table-cell office:value-type="float" office:value="3504.86" calcext:value-type="float">
            <text:p>3504.86</text:p>
          </table:table-cell>
          <table:table-cell office:value-type="float" office:value="3509.86" calcext:value-type="float">
            <text:p>3509.86</text:p>
          </table:table-cell>
          <table:table-cell office:value-type="float" office:value="47.7687" calcext:value-type="float">
            <text:p>47.7687</text:p>
          </table:table-cell>
          <table:table-cell office:value-type="float" office:value="0.000313086" calcext:value-type="float">
            <text:p>0.000313086</text:p>
          </table:table-cell>
          <table:table-cell office:value-type="float" office:value="-10.0714" calcext:value-type="float">
            <text:p>-10.0714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-68.4619" calcext:value-type="float">
            <text:p>-68.4619</text:p>
          </table:table-cell>
          <table:table-cell office:value-type="float" office:value="-60.3919" calcext:value-type="float">
            <text:p>-60.3919</text:p>
          </table:table-cell>
          <table:table-cell office:value-type="float" office:value="-65.2465" calcext:value-type="float">
            <text:p>-65.2465</text:p>
          </table:table-cell>
          <table:table-cell office:value-type="float" office:value="-63.2669" calcext:value-type="float">
            <text:p>-63.2669</text:p>
          </table:table-cell>
          <table:table-cell office:value-type="float" office:value="-32.7041" calcext:value-type="float">
            <text:p>-32.7041</text:p>
          </table:table-cell>
          <table:table-cell office:value-type="float" office:value="476" calcext:value-type="float">
            <text:p>476</text:p>
          </table:table-cell>
          <table:table-cell office:value-type="float" office:value="302.327" calcext:value-type="float">
            <text:p>302.327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8.1237" calcext:value-type="float">
            <text:p>88.1237</text:p>
          </table:table-cell>
          <table:table-cell office:value-type="float" office:value="-46.4818" calcext:value-type="float">
            <text:p>-46.4818</text:p>
          </table:table-cell>
          <table:table-cell office:value-type="float" office:value="7.94114" calcext:value-type="float">
            <text:p>7.94114</text:p>
          </table:table-cell>
          <table:table-cell office:value-type="float" office:value="2.68518" calcext:value-type="float">
            <text:p>2.68518</text:p>
          </table:table-cell>
          <table:table-cell office:value-type="float" office:value="2.50703" calcext:value-type="float">
            <text:p>2.50703</text:p>
          </table:table-cell>
          <table:table-cell office:value-type="float" office:value="-7.33533" calcext:value-type="float">
            <text:p>-7.33533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float" office:value="-4.57191" calcext:value-type="float">
            <text:p>-4.57191</text:p>
          </table:table-cell>
          <table:table-cell office:value-type="float" office:value="0" calcext:value-type="float">
            <text:p>0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string" calcext:value-type="string">
            <text:p>design_2669</text:p>
          </table:table-cell>
          <table:table-cell office:value-type="float" office:value="-32.5424" calcext:value-type="float">
            <text:p>-32.5424</text:p>
          </table:table-cell>
          <table:table-cell office:value-type="float" office:value="0.2361" calcext:value-type="float">
            <text:p>0.2361</text:p>
          </table:table-cell>
          <table:table-cell office:value-type="float" office:value="22.235" calcext:value-type="float">
            <text:p>22.235</text:p>
          </table:table-cell>
          <table:table-cell office:value-type="float" office:value="-1.9796" calcext:value-type="float">
            <text:p>-1.9796</text:p>
          </table:table-cell>
          <table:table-cell office:value-type="float" office:value="0" calcext:value-type="float">
            <text:p>0</text:p>
          </table:table-cell>
          <table:table-cell office:value-type="float" office:value="-0.758" calcext:value-type="float">
            <text:p>-0.758</text:p>
          </table:table-cell>
          <table:table-cell office:value-type="float" office:value="-2.73848" calcext:value-type="float">
            <text:p>-2.73848</text:p>
          </table:table-cell>
          <table:table-cell office:value-type="float" office:value="-652.53" calcext:value-type="float">
            <text:p>-652.53</text:p>
          </table:table-cell>
          <table:table-cell office:value-type="float" office:value="3.6649" calcext:value-type="float">
            <text:p>3.6649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-1.4818" calcext:value-type="float">
            <text:p>-1.4818</text:p>
          </table:table-cell>
          <table:table-cell office:value-type="float" office:value="0.54973" calcext:value-type="float">
            <text:p>0.54973</text:p>
          </table:table-cell>
        </table:table-row>
        <table:table-row table:style-name="ro2">
          <table:table-cell table:style-name="Default"/>
          <table:table-cell table:number-columns-repeated="72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/>
          <table:table-cell office:value-type="string" calcext:value-type="string">
            <text:p>Reconstructed Fluor</text:p>
          </table:table-cell>
          <table:table-cell/>
          <table:table-cell office:value-type="string" calcext:value-type="string">
            <text:p>GAS Reconstructed SMA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4713.50007955871" calcext:value-type="float">
            <text:p>4713.50007955871</text:p>
          </table:table-cell>
          <table:table-cell table:style-name="ce3" office:value-type="float" office:value="26828.4782421706" calcext:value-type="float">
            <text:p>26828.4782421706</text:p>
          </table:table-cell>
          <table:table-cell table:style-name="ce3" office:value-type="float" office:value="5317.98225261151" calcext:value-type="float">
            <text:p>5317.98225261151</text:p>
          </table:table-cell>
          <table:table-cell office:value-type="float" office:value="99118.2276422764" calcext:value-type="float">
            <text:p>99118.227642276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1675.04835751091" calcext:value-type="float">
            <text:p>1675.04835751091</text:p>
          </table:table-cell>
          <table:table-cell table:style-name="ce3" office:value-type="float" office:value="21537.0039979612" calcext:value-type="float">
            <text:p>21537.0039979612</text:p>
          </table:table-cell>
          <table:table-cell table:style-name="ce3" office:value-type="float" office:value="6427.7112302498" calcext:value-type="float">
            <text:p>6427.7112302498</text:p>
          </table:table-cell>
          <table:table-cell office:value-type="float" office:value="31231.7235772358" calcext:value-type="float">
            <text:p>31231.723577235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679.861015208256" calcext:value-type="float">
            <text:p>679.861015208256</text:p>
          </table:table-cell>
          <table:table-cell table:style-name="ce3" office:value-type="float" office:value="22091.3282837778" calcext:value-type="float">
            <text:p>22091.3282837778</text:p>
          </table:table-cell>
          <table:table-cell table:style-name="ce3" office:value-type="float" office:value="2161.5624302089" calcext:value-type="float">
            <text:p>2161.5624302089</text:p>
          </table:table-cell>
          <table:table-cell office:value-type="float" office:value="57617.0650406504" calcext:value-type="float">
            <text:p>57617.065040650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2991.1701723573" calcext:value-type="float">
            <text:p>2991.1701723573</text:p>
          </table:table-cell>
          <table:table-cell table:style-name="ce3" office:value-type="float" office:value="26640.7847491903" calcext:value-type="float">
            <text:p>26640.7847491903</text:p>
          </table:table-cell>
          <table:table-cell table:style-name="ce3" office:value-type="float" office:value="1456.05223755308" calcext:value-type="float">
            <text:p>1456.05223755308</text:p>
          </table:table-cell>
          <table:table-cell office:value-type="float" office:value="94568.7723577236" calcext:value-type="float">
            <text:p>94568.7723577236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office:value-type="float" office:value="1739.00325857467" calcext:value-type="float">
            <text:p>1739.00325857467</text:p>
          </table:table-cell>
          <table:table-cell table:style-name="ce3" office:value-type="float" office:value="19680.1579201839" calcext:value-type="float">
            <text:p>19680.1579201839</text:p>
          </table:table-cell>
          <table:table-cell table:style-name="ce3" office:value-type="float" office:value="1939.73620873867" calcext:value-type="float">
            <text:p>1939.73620873867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office:value-type="float" office:value="1009.85015390073" calcext:value-type="float">
            <text:p>1009.85015390073</text:p>
          </table:table-cell>
          <table:table-cell table:style-name="ce3" office:value-type="float" office:value="19281.5167497392" calcext:value-type="float">
            <text:p>19281.5167497392</text:p>
          </table:table-cell>
          <table:table-cell table:style-name="ce3" office:value-type="float" office:value="1459.02098357519" calcext:value-type="float">
            <text:p>1459.02098357519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 office:value-type="string" calcext:value-type="string">
            <text:p>leu</text:p>
          </table:table-cell>
          <table:table-cell office:value-type="float" office:value="3.30022E+019" calcext:value-type="float">
            <text:p>3.30022E+019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A--AL--GT--SF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1" calcext:value-type="float">
            <text:p>1</text:p>
          </table:table-cell>
          <table:table-cell office:value-type="float" office:value="346.802" calcext:value-type="float">
            <text:p>346.802</text:p>
          </table:table-cell>
          <table:table-cell office:value-type="float" office:value="-365.491" calcext:value-type="float">
            <text:p>-365.491</text:p>
          </table:table-cell>
          <table:table-cell office:value-type="float" office:value="-18.6887" calcext:value-type="float">
            <text:p>-18.6887</text:p>
          </table:table-cell>
          <table:table-cell office:value-type="float" office:value="-74.073" calcext:value-type="float">
            <text:p>-74.073</text:p>
          </table:table-cell>
          <table:table-cell office:value-type="float" office:value="-74.0312" calcext:value-type="float">
            <text:p>-74.0312</text:p>
          </table:table-cell>
          <table:table-cell office:value-type="float" office:value="-73.9474" calcext:value-type="float">
            <text:p>-73.9474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4.909" calcext:value-type="float">
            <text:p>-224.909</text:p>
          </table:table-cell>
          <table:table-cell office:value-type="float" office:value="-225.813" calcext:value-type="float">
            <text:p>-225.813</text:p>
          </table:table-cell>
          <table:table-cell office:value-type="float" office:value="-224.902" calcext:value-type="float">
            <text:p>-224.902</text:p>
          </table:table-cell>
          <table:table-cell office:value-type="float" office:value="-246.382" calcext:value-type="float">
            <text:p>-246.382</text:p>
          </table:table-cell>
          <table:table-cell office:value-type="float" office:value="-356.843" calcext:value-type="float">
            <text:p>-356.843</text:p>
          </table:table-cell>
          <table:table-cell office:value-type="float" office:value="4575.98" calcext:value-type="float">
            <text:p>4575.98</text:p>
          </table:table-cell>
          <table:table-cell office:value-type="float" office:value="3878.74" calcext:value-type="float">
            <text:p>3878.74</text:p>
          </table:table-cell>
          <table:table-cell office:value-type="float" office:value="3672.36" calcext:value-type="float">
            <text:p>3672.36</text:p>
          </table:table-cell>
          <table:table-cell office:value-type="float" office:value="51.347" calcext:value-type="float">
            <text:p>51.347</text:p>
          </table:table-cell>
          <table:table-cell office:value-type="float" office:value="0.000171062" calcext:value-type="float">
            <text:p>0.000171062</text:p>
          </table:table-cell>
          <table:table-cell office:value-type="float" office:value="-18.5403" calcext:value-type="float">
            <text:p>-18.5403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32.6583" calcext:value-type="float">
            <text:p>32.6583</text:p>
          </table:table-cell>
          <table:table-cell office:value-type="float" office:value="-66.509" calcext:value-type="float">
            <text:p>-66.509</text:p>
          </table:table-cell>
          <table:table-cell office:value-type="float" office:value="-75.5388" calcext:value-type="float">
            <text:p>-75.5388</text:p>
          </table:table-cell>
          <table:table-cell office:value-type="float" office:value="-66.5265" calcext:value-type="float">
            <text:p>-66.5265</text:p>
          </table:table-cell>
          <table:table-cell office:value-type="float" office:value="-36.2831" calcext:value-type="float">
            <text:p>-36.2831</text:p>
          </table:table-cell>
          <table:table-cell office:value-type="float" office:value="491" calcext:value-type="float">
            <text:p>491</text:p>
          </table:table-cell>
          <table:table-cell office:value-type="float" office:value="148.395" calcext:value-type="float">
            <text:p>148.395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361" calcext:value-type="float">
            <text:p>69.361</text:p>
          </table:table-cell>
          <table:table-cell office:value-type="float" office:value="-43.3713" calcext:value-type="float">
            <text:p>-43.3713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5.90356" calcext:value-type="float">
            <text:p>5.90356</text:p>
          </table:table-cell>
          <table:table-cell office:value-type="float" office:value="5.44397" calcext:value-type="float">
            <text:p>5.44397</text:p>
          </table:table-cell>
          <table:table-cell office:value-type="float" office:value="-18.3298" calcext:value-type="float">
            <text:p>-18.3298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0129" calcext:value-type="float">
            <text:p>69.0129</text:p>
          </table:table-cell>
          <table:table-cell office:value-type="float" office:value="-43.0152" calcext:value-type="float">
            <text:p>-43.0152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6.98987" calcext:value-type="float">
            <text:p>6.98987</text:p>
          </table:table-cell>
          <table:table-cell office:value-type="float" office:value="5.85656" calcext:value-type="float">
            <text:p>5.85656</text:p>
          </table:table-cell>
          <table:table-cell office:value-type="float" office:value="5.39176" calcext:value-type="float">
            <text:p>5.39176</text:p>
          </table:table-cell>
          <table:table-cell office:value-type="float" office:value="-8.64761" calcext:value-type="float">
            <text:p>-8.64761</text:p>
          </table:table-cell>
          <table:table-cell office:value-type="float" office:value="3" calcext:value-type="float">
            <text:p>3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4.0685" calcext:value-type="float">
            <text:p>64.0685</text:p>
          </table:table-cell>
          <table:table-cell office:value-type="float" office:value="-37.8112" calcext:value-type="float">
            <text:p>-37.8112</text:p>
          </table:table-cell>
          <table:table-cell office:value-type="float" office:value="7.282" calcext:value-type="float">
            <text:p>7.282</text:p>
          </table:table-cell>
          <table:table-cell office:value-type="float" office:value="5.18907" calcext:value-type="float">
            <text:p>5.18907</text:p>
          </table:table-cell>
          <table:table-cell office:value-type="float" office:value="4.6501" calcext:value-type="float">
            <text:p>4.6501</text:p>
          </table:table-cell>
          <table:table-cell office:value-type="string" calcext:value-type="string">
            <text:p>design_4428</text:p>
          </table:table-cell>
          <table:table-cell office:value-type="float" office:value="-39.2557" calcext:value-type="float">
            <text:p>-39.2557</text:p>
          </table:table-cell>
          <table:table-cell office:value-type="float" office:value="0.1471" calcext:value-type="float">
            <text:p>0.1471</text:p>
          </table:table-cell>
          <table:table-cell office:value-type="float" office:value="20.569" calcext:value-type="float">
            <text:p>20.569</text:p>
          </table:table-cell>
          <table:table-cell office:value-type="float" office:value="-9.0123" calcext:value-type="float">
            <text:p>-9.0123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911" calcext:value-type="float">
            <text:p>-0.911</text:p>
          </table:table-cell>
          <table:table-cell office:value-type="float" office:value="-10.00721" calcext:value-type="float">
            <text:p>-10.00721</text:p>
          </table:table-cell>
          <table:table-cell office:value-type="float" office:value="-697.24" calcext:value-type="float">
            <text:p>-697.24</text:p>
          </table:table-cell>
          <table:table-cell office:value-type="float" office:value="5.2925" calcext:value-type="float">
            <text:p>5.2925</text:p>
          </table:table-cell>
          <table:table-cell office:value-type="float" office:value="-0.30849" calcext:value-type="float">
            <text:p>-0.30849</text:p>
          </table:table-cell>
          <table:table-cell office:value-type="float" office:value="-5.5601" calcext:value-type="float">
            <text:p>-5.5601</text:p>
          </table:table-cell>
          <table:table-cell office:value-type="float" office:value="0.79387" calcext:value-type="float">
            <text:p>0.79387</text:p>
          </table:table-cell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office:value-type="float" office:value="2152.75296616526" calcext:value-type="float">
            <text:p>2152.75296616526</text:p>
          </table:table-cell>
          <table:table-cell table:style-name="ce3" office:value-type="float" office:value="21381.8481330702" calcext:value-type="float">
            <text:p>21381.8481330702</text:p>
          </table:table-cell>
          <table:table-cell table:style-name="ce3" office:value-type="float" office:value="2647.66041979828" calcext:value-type="float">
            <text:p>2647.66041979828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G--LA--GL-LGT--LI</text:p>
          </table:table-cell>
          <table:table-cell office:value-type="float" office:value="1677840000" calcext:value-type="float">
            <text:p>1677840000</text:p>
          </table:table-cell>
          <table:table-cell office:value-type="float" office:value="1" calcext:value-type="float">
            <text:p>1</text:p>
          </table:table-cell>
          <table:table-cell office:value-type="float" office:value="362.19" calcext:value-type="float">
            <text:p>362.19</text:p>
          </table:table-cell>
          <table:table-cell office:value-type="float" office:value="3319.98" calcext:value-type="float">
            <text:p>3319.98</text:p>
          </table:table-cell>
          <table:table-cell office:value-type="float" office:value="3682.17" calcext:value-type="float">
            <text:p>3682.17</text:p>
          </table:table-cell>
          <table:table-cell office:value-type="float" office:value="-67.9834" calcext:value-type="float">
            <text:p>-67.9834</text:p>
          </table:table-cell>
          <table:table-cell office:value-type="float" office:value="-67.0581" calcext:value-type="float">
            <text:p>-67.0581</text:p>
          </table:table-cell>
          <table:table-cell office:value-type="float" office:value="-67.7908" calcext:value-type="float">
            <text:p>-67.7908</text:p>
          </table:table-cell>
          <table:table-cell office:value-type="float" office:value="-58.948" calcext:value-type="float">
            <text:p>-58.948</text:p>
          </table:table-cell>
          <table:table-cell office:value-type="float" office:value="-210.335" calcext:value-type="float">
            <text:p>-210.335</text:p>
          </table:table-cell>
          <table:table-cell office:value-type="float" office:value="-209.623" calcext:value-type="float">
            <text:p>-209.623</text:p>
          </table:table-cell>
          <table:table-cell office:value-type="float" office:value="-210.328" calcext:value-type="float">
            <text:p>-210.328</text:p>
          </table:table-cell>
          <table:table-cell office:value-type="float" office:value="-232.238" calcext:value-type="float">
            <text:p>-232.238</text:p>
          </table:table-cell>
          <table:table-cell office:value-type="float" office:value="-358.33" calcext:value-type="float">
            <text:p>-358.33</text:p>
          </table:table-cell>
          <table:table-cell office:value-type="float" office:value="4447.93" calcext:value-type="float">
            <text:p>4447.93</text:p>
          </table:table-cell>
          <table:table-cell office:value-type="float" office:value="3610.98" calcext:value-type="float">
            <text:p>3610.98</text:p>
          </table:table-cell>
          <table:table-cell office:value-type="float" office:value="3600.14" calcext:value-type="float">
            <text:p>3600.14</text:p>
          </table:table-cell>
          <table:table-cell office:value-type="float" office:value="54.0016" calcext:value-type="float">
            <text:p>54.0016</text:p>
          </table:table-cell>
          <table:table-cell office:value-type="float" office:value="0.000109247" calcext:value-type="float">
            <text:p>0.000109247</text:p>
          </table:table-cell>
          <table:table-cell office:value-type="float" office:value="-9.309" calcext:value-type="float">
            <text:p>-9.309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3736.17" calcext:value-type="float">
            <text:p>3736.17</text:p>
          </table:table-cell>
          <table:table-cell office:value-type="float" office:value="3598.3" calcext:value-type="float">
            <text:p>3598.3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3598.28" calcext:value-type="float">
            <text:p>3598.28</text:p>
          </table:table-cell>
          <table:table-cell office:value-type="float" office:value="-67.144" calcext:value-type="float">
            <text:p>-67.144</text:p>
          </table:table-cell>
          <table:table-cell office:value-type="float" office:value="482" calcext:value-type="float">
            <text:p>482</text:p>
          </table:table-cell>
          <table:table-cell office:value-type="float" office:value="72.839" calcext:value-type="float">
            <text:p>72.839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2.2729" calcext:value-type="float">
            <text:p>62.2729</text:p>
          </table:table-cell>
          <table:table-cell office:value-type="float" office:value="-45.3544" calcext:value-type="float">
            <text:p>-45.3544</text:p>
          </table:table-cell>
          <table:table-cell office:value-type="float" office:value="6.70226" calcext:value-type="float">
            <text:p>6.70226</text:p>
          </table:table-cell>
          <table:table-cell office:value-type="float" office:value="1.86672" calcext:value-type="float">
            <text:p>1.86672</text:p>
          </table:table-cell>
          <table:table-cell office:value-type="float" office:value="1.30081" calcext:value-type="float">
            <text:p>1.30081</text:p>
          </table:table-cell>
          <table:table-cell office:value-type="float" office:value="3469.17" calcext:value-type="float">
            <text:p>3469.17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float" office:value="3678.31" calcext:value-type="float">
            <text:p>3678.31</text:p>
          </table:table-cell>
          <table:table-cell office:value-type="float" office:value="0" calcext:value-type="float">
            <text:p>0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string" calcext:value-type="string">
            <text:p>design_4736</text:p>
          </table:table-cell>
          <table:table-cell office:value-type="float" office:value="-23.814" calcext:value-type="float">
            <text:p>-23.814</text:p>
          </table:table-cell>
          <table:table-cell office:value-type="float" office:value="-8.1101" calcext:value-type="float">
            <text:p>-8.1101</text:p>
          </table:table-cell>
          <table:table-cell office:value-type="float" office:value="22.615" calcext:value-type="float">
            <text:p>22.615</text:p>
          </table:table-cell>
          <table:table-cell office:value-type="float" office:value="-3689.238" calcext:value-type="float">
            <text:p>-3689.238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05" calcext:value-type="float">
            <text:p>0.705</text:p>
          </table:table-cell>
          <table:table-cell office:value-type="float" office:value="-3687.799" calcext:value-type="float">
            <text:p>-3687.799</text:p>
          </table:table-cell>
          <table:table-cell office:value-type="float" office:value="-836.95" calcext:value-type="float">
            <text:p>-836.95</text:p>
          </table:table-cell>
          <table:table-cell office:value-type="float" office:value="-2.0079" calcext:value-type="float">
            <text:p>-2.0079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-6.951" calcext:value-type="float">
            <text:p>-6.951</text:p>
          </table:table-cell>
          <table:table-cell office:value-type="float" office:value="-0.30119" calcext:value-type="float">
            <text:p>-0.30119</text:p>
          </table:table-cell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office:value-type="float" office:value="733.445976197293" calcext:value-type="float">
            <text:p>733.445976197293</text:p>
          </table:table-cell>
          <table:table-cell table:style-name="ce3" office:value-type="float" office:value="21609.4828264085" calcext:value-type="float">
            <text:p>21609.4828264085</text:p>
          </table:table-cell>
          <table:table-cell table:style-name="ce3" office:value-type="float" office:value="3269.28849379506" calcext:value-type="float">
            <text:p>3269.28849379506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AV--LTL-GG--FA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8" calcext:value-type="float">
            <text:p>0.98</text:p>
          </table:table-cell>
          <table:table-cell office:value-type="float" office:value="343.892" calcext:value-type="float">
            <text:p>343.892</text:p>
          </table:table-cell>
          <table:table-cell office:value-type="float" office:value="-348.01" calcext:value-type="float">
            <text:p>-348.01</text:p>
          </table:table-cell>
          <table:table-cell office:value-type="float" office:value="-4.11827" calcext:value-type="float">
            <text:p>-4.11827</text:p>
          </table:table-cell>
          <table:table-cell office:value-type="float" office:value="-60.1092" calcext:value-type="float">
            <text:p>-60.1092</text:p>
          </table:table-cell>
          <table:table-cell office:value-type="float" office:value="-59.418" calcext:value-type="float">
            <text:p>-59.418</text:p>
          </table:table-cell>
          <table:table-cell office:value-type="float" office:value="-59.9122" calcext:value-type="float">
            <text:p>-59.9122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3.131" calcext:value-type="float">
            <text:p>-213.131</text:p>
          </table:table-cell>
          <table:table-cell office:value-type="float" office:value="-213.457" calcext:value-type="float">
            <text:p>-213.457</text:p>
          </table:table-cell>
          <table:table-cell office:value-type="float" office:value="-213.126" calcext:value-type="float">
            <text:p>-213.126</text:p>
          </table:table-cell>
          <table:table-cell office:value-type="float" office:value="-234.558" calcext:value-type="float">
            <text:p>-234.558</text:p>
          </table:table-cell>
          <table:table-cell office:value-type="float" office:value="-343.455" calcext:value-type="float">
            <text:p>-343.455</text:p>
          </table:table-cell>
          <table:table-cell office:value-type="float" office:value="4484.95" calcext:value-type="float">
            <text:p>4484.95</text:p>
          </table:table-cell>
          <table:table-cell office:value-type="float" office:value="3778.36" calcext:value-type="float">
            <text:p>3778.36</text:p>
          </table:table-cell>
          <table:table-cell office:value-type="float" office:value="3619.15" calcext:value-type="float">
            <text:p>3619.15</text:p>
          </table:table-cell>
          <table:table-cell office:value-type="float" office:value="48.9583" calcext:value-type="float">
            <text:p>48.9583</text:p>
          </table:table-cell>
          <table:table-cell office:value-type="float" office:value="0.000256091" calcext:value-type="float">
            <text:p>0.000256091</text:p>
          </table:table-cell>
          <table:table-cell office:value-type="float" office:value="-12.0832" calcext:value-type="float">
            <text:p>-12.0832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44.84" calcext:value-type="float">
            <text:p>44.84</text:p>
          </table:table-cell>
          <table:table-cell office:value-type="float" office:value="-74.7701" calcext:value-type="float">
            <text:p>-74.7701</text:p>
          </table:table-cell>
          <table:table-cell office:value-type="float" office:value="-82.6627" calcext:value-type="float">
            <text:p>-82.6627</text:p>
          </table:table-cell>
          <table:table-cell office:value-type="float" office:value="-74.7921" calcext:value-type="float">
            <text:p>-74.7921</text:p>
          </table:table-cell>
          <table:table-cell office:value-type="float" office:value="-49.969" calcext:value-type="float">
            <text:p>-49.969</text:p>
          </table:table-cell>
          <table:table-cell office:value-type="float" office:value="499" calcext:value-type="float">
            <text:p>499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6911" calcext:value-type="float">
            <text:p>69.6911</text:p>
          </table:table-cell>
          <table:table-cell office:value-type="float" office:value="-43.8059" calcext:value-type="float">
            <text:p>-43.8059</text:p>
          </table:table-cell>
          <table:table-cell office:value-type="float" office:value="7.30848" calcext:value-type="float">
            <text:p>7.30848</text:p>
          </table:table-cell>
          <table:table-cell office:value-type="float" office:value="0.630429" calcext:value-type="float">
            <text:p>0.630429</text:p>
          </table:table-cell>
          <table:table-cell office:value-type="float" office:value="0.175795" calcext:value-type="float">
            <text:p>0.175795</text:p>
          </table:table-cell>
          <table:table-cell office:value-type="float" office:value="-8.86267" calcext:value-type="float">
            <text:p>-8.86267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float" office:value="-4.55539" calcext:value-type="float">
            <text:p>-4.55539</text:p>
          </table:table-cell>
          <table:table-cell office:value-type="float" office:value="0" calcext:value-type="float">
            <text:p>0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string" calcext:value-type="string">
            <text:p>design_4640</text:p>
          </table:table-cell>
          <table:table-cell office:value-type="float" office:value="-32.6937" calcext:value-type="float">
            <text:p>-32.6937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21.101" calcext:value-type="float">
            <text:p>21.101</text:p>
          </table:table-cell>
          <table:table-cell office:value-type="float" office:value="-7.8706" calcext:value-type="float">
            <text:p>-7.8706</text:p>
          </table:table-cell>
          <table:table-cell office:value-type="float" office:value="0.4942" calcext:value-type="float">
            <text:p>0.494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7.70804" calcext:value-type="float">
            <text:p>-7.70804</text:p>
          </table:table-cell>
          <table:table-cell office:value-type="float" office:value="-706.59" calcext:value-type="float">
            <text:p>-706.59</text:p>
          </table:table-cell>
          <table:table-cell office:value-type="float" office:value="0.586" calcext:value-type="float">
            <text:p>0.58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-2.1028" calcext:value-type="float">
            <text:p>-2.1028</text:p>
          </table:table-cell>
          <table:table-cell office:value-type="float" office:value="0.087895" calcext:value-type="float">
            <text:p>0.087895</text:p>
          </table:table-cell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office:value-type="float" office:value="348.85718185718" calcext:value-type="float">
            <text:p>348.85718185718</text:p>
          </table:table-cell>
          <table:table-cell table:style-name="ce3" office:value-type="float" office:value="25721.5013777668" calcext:value-type="float">
            <text:p>25721.5013777668</text:p>
          </table:table-cell>
          <table:table-cell table:style-name="ce3" office:value-type="float" office:value="1480.6277709451" calcext:value-type="float">
            <text:p>1480.6277709451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V--GA--GI--TL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6" calcext:value-type="float">
            <text:p>0.96</text:p>
          </table:table-cell>
          <table:table-cell office:value-type="float" office:value="353.136" calcext:value-type="float">
            <text:p>353.136</text:p>
          </table:table-cell>
          <table:table-cell office:value-type="float" office:value="-373.538" calcext:value-type="float">
            <text:p>-373.538</text:p>
          </table:table-cell>
          <table:table-cell office:value-type="float" office:value="-20.4018" calcext:value-type="float">
            <text:p>-20.4018</text:p>
          </table:table-cell>
          <table:table-cell office:value-type="float" office:value="-61.65" calcext:value-type="float">
            <text:p>-61.65</text:p>
          </table:table-cell>
          <table:table-cell office:value-type="float" office:value="-66.9225" calcext:value-type="float">
            <text:p>-66.9225</text:p>
          </table:table-cell>
          <table:table-cell office:value-type="float" office:value="-61.4605" calcext:value-type="float">
            <text:p>-61.4605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9.154" calcext:value-type="float">
            <text:p>-219.154</text:p>
          </table:table-cell>
          <table:table-cell office:value-type="float" office:value="-219.158" calcext:value-type="float">
            <text:p>-219.158</text:p>
          </table:table-cell>
          <table:table-cell office:value-type="float" office:value="-219.151" calcext:value-type="float">
            <text:p>-219.151</text:p>
          </table:table-cell>
          <table:table-cell office:value-type="float" office:value="-244.277" calcext:value-type="float">
            <text:p>-244.277</text:p>
          </table:table-cell>
          <table:table-cell office:value-type="float" office:value="-356.237" calcext:value-type="float">
            <text:p>-356.237</text:p>
          </table:table-cell>
          <table:table-cell office:value-type="float" office:value="4526.23" calcext:value-type="float">
            <text:p>4526.23</text:p>
          </table:table-cell>
          <table:table-cell office:value-type="float" office:value="3702.78" calcext:value-type="float">
            <text:p>3702.78</text:p>
          </table:table-cell>
          <table:table-cell office:value-type="float" office:value="3692.86" calcext:value-type="float">
            <text:p>3692.86</text:p>
          </table:table-cell>
          <table:table-cell office:value-type="float" office:value="49.9472" calcext:value-type="float">
            <text:p>49.9472</text:p>
          </table:table-cell>
          <table:table-cell office:value-type="float" office:value="0.000216692" calcext:value-type="float">
            <text:p>0.000216692</text:p>
          </table:table-cell>
          <table:table-cell office:value-type="float" office:value="-27.8696" calcext:value-type="float">
            <text:p>-27.869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29.5454" calcext:value-type="float">
            <text:p>29.5454</text:p>
          </table:table-cell>
          <table:table-cell office:value-type="float" office:value="-92.734" calcext:value-type="float">
            <text:p>-92.734</text:p>
          </table:table-cell>
          <table:table-cell office:value-type="float" office:value="-98.0257" calcext:value-type="float">
            <text:p>-98.0257</text:p>
          </table:table-cell>
          <table:table-cell office:value-type="float" office:value="-92.7513" calcext:value-type="float">
            <text:p>-92.7513</text:p>
          </table:table-cell>
          <table:table-cell office:value-type="float" office:value="-53.0326" calcext:value-type="float">
            <text:p>-53.0326</text:p>
          </table:table-cell>
          <table:table-cell office:value-type="float" office:value="483" calcext:value-type="float">
            <text:p>483</text:p>
          </table:table-cell>
          <table:table-cell office:value-type="float" office:value="66.6396" calcext:value-type="float">
            <text:p>66.6396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59.6147" calcext:value-type="float">
            <text:p>59.6147</text:p>
          </table:table-cell>
          <table:table-cell office:value-type="float" office:value="-44.7519" calcext:value-type="float">
            <text:p>-44.7519</text:p>
          </table:table-cell>
          <table:table-cell office:value-type="float" office:value="6.64093" calcext:value-type="float">
            <text:p>6.6409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4.86365" calcext:value-type="float">
            <text:p>4.86365</text:p>
          </table:table-cell>
          <table:table-cell office:value-type="float" office:value="-25.2442" calcext:value-type="float">
            <text:p>-25.2442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float" office:value="-17.3006" calcext:value-type="float">
            <text:p>-17.3006</text:p>
          </table:table-cell>
          <table:table-cell office:value-type="float" office:value="0" calcext:value-type="float">
            <text:p>0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string" calcext:value-type="string">
            <text:p>design_4198</text:p>
          </table:table-cell>
          <table:table-cell office:value-type="float" office:value="-44.9931" calcext:value-type="float">
            <text:p>-44.9931</text:p>
          </table:table-cell>
          <table:table-cell office:value-type="float" office:value="-7.995" calcext:value-type="float">
            <text:p>-7.995</text:p>
          </table:table-cell>
          <table:table-cell office:value-type="float" office:value="25.119" calcext:value-type="float">
            <text:p>25.119</text:p>
          </table:table-cell>
          <table:table-cell office:value-type="float" office:value="-5.2744" calcext:value-type="float">
            <text:p>-5.2744</text:p>
          </table:table-cell>
          <table:table-cell office:value-type="float" office:value="-5.462" calcext:value-type="float">
            <text:p>-5.46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10.7436" calcext:value-type="float">
            <text:p>-10.7436</text:p>
          </table:table-cell>
          <table:table-cell office:value-type="float" office:value="-823.45" calcext:value-type="float">
            <text:p>-823.45</text:p>
          </table:table-cell>
          <table:table-cell office:value-type="float" office:value="-1.2416" calcext:value-type="float">
            <text:p>-1.2416</text:p>
          </table:table-cell>
          <table:table-cell office:value-type="float" office:value="-0.19807" calcext:value-type="float">
            <text:p>-0.19807</text:p>
          </table:table-cell>
          <table:table-cell office:value-type="float" office:value="-1.0503" calcext:value-type="float">
            <text:p>-1.0503</text:p>
          </table:table-cell>
          <table:table-cell office:value-type="float" office:value="-0.18625" calcext:value-type="float">
            <text:p>-0.18625</text:p>
          </table:table-cell>
        </table:table-row>
        <table:table-row table:style-name="ro2">
          <table:table-cell table:style-name="Default"/>
          <table:table-cell table:number-columns-repeated="72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/>
          <table:table-cell office:value-type="string" calcext:value-type="string">
            <text:p>Reconstructed Fluor</text:p>
          </table:table-cell>
          <table:table-cell/>
          <table:table-cell office:value-type="string" calcext:value-type="string">
            <text:p>Left Reconstructed SMA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4713.50007955871" calcext:value-type="float">
            <text:p>4713.50007955871</text:p>
          </table:table-cell>
          <table:table-cell table:style-name="ce3" office:value-type="float" office:value="32814.6853453414" calcext:value-type="float">
            <text:p>32814.6853453414</text:p>
          </table:table-cell>
          <table:table-cell table:style-name="ce3" office:value-type="float" office:value="2758.39396861294" calcext:value-type="float">
            <text:p>2758.3939686129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1675.04835751091" calcext:value-type="float">
            <text:p>1675.04835751091</text:p>
          </table:table-cell>
          <table:table-cell table:style-name="ce3" office:value-type="float" office:value="28071.4156739039" calcext:value-type="float">
            <text:p>28071.4156739039</text:p>
          </table:table-cell>
          <table:table-cell table:style-name="ce3" office:value-type="float" office:value="2769.40511574886" calcext:value-type="float">
            <text:p>2769.40511574886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679.861015208256" calcext:value-type="float">
            <text:p>679.861015208256</text:p>
          </table:table-cell>
          <table:table-cell table:style-name="ce3" office:value-type="float" office:value="29674.7931060834" calcext:value-type="float">
            <text:p>29674.7931060834</text:p>
          </table:table-cell>
          <table:table-cell table:style-name="ce3" office:value-type="float" office:value="1257.62701581017" calcext:value-type="float">
            <text:p>1257.62701581017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2991.1701723573" calcext:value-type="float">
            <text:p>2991.1701723573</text:p>
          </table:table-cell>
          <table:table-cell table:style-name="ce3" office:value-type="float" office:value="33069.8562679701" calcext:value-type="float">
            <text:p>33069.8562679701</text:p>
          </table:table-cell>
          <table:table-cell table:style-name="ce3" office:value-type="float" office:value="1633.7306239291" calcext:value-type="float">
            <text:p>1633.7306239291</text:p>
          </table:table-cell>
          <table:table-cell office:value-type="float" office:value="100198.142340169" calcext:value-type="float">
            <text:p>100198.142340169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office:value-type="float" office:value="786.008481718444" calcext:value-type="float">
            <text:p>786.008481718444</text:p>
          </table:table-cell>
          <table:table-cell table:style-name="ce3" office:value-type="float" office:value="28214.6962625097" calcext:value-type="float">
            <text:p>28214.6962625097</text:p>
          </table:table-cell>
          <table:table-cell table:style-name="ce3" office:value-type="float" office:value="646.765267391102" calcext:value-type="float">
            <text:p>646.765267391102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office:value-type="string" calcext:value-type="string">
            <text:p>leu</text:p>
          </table:table-cell>
          <table:table-cell office:value-type="float" office:value="1.033E+020" calcext:value-type="float">
            <text:p>1.033E+020</text:p>
          </table:table-cell>
          <table:table-cell office:value-type="float" office:value="1.10011E+016" calcext:value-type="float">
            <text:p>1.10011E+016</text:p>
          </table:table-cell>
          <table:table-cell office:value-type="string" calcext:value-type="string">
            <text:p>LL--WA-LFV-AT-LSL-I--</text:p>
          </table:table-cell>
          <table:table-cell office:value-type="float" office:value="1677890000" calcext:value-type="float">
            <text:p>1677890000</text:p>
          </table:table-cell>
          <table:table-cell office:value-type="float" office:value="0.9" calcext:value-type="float">
            <text:p>0.9</text:p>
          </table:table-cell>
          <table:table-cell office:value-type="float" office:value="365.714" calcext:value-type="float">
            <text:p>365.714</text:p>
          </table:table-cell>
          <table:table-cell office:value-type="float" office:value="-370.692" calcext:value-type="float">
            <text:p>-370.692</text:p>
          </table:table-cell>
          <table:table-cell office:value-type="float" office:value="-4.97799" calcext:value-type="float">
            <text:p>-4.97799</text:p>
          </table:table-cell>
          <table:table-cell office:value-type="float" office:value="-74.2109" calcext:value-type="float">
            <text:p>-74.2109</text:p>
          </table:table-cell>
          <table:table-cell table:number-columns-repeated="2" office:value-type="float" office:value="-74.1466" calcext:value-type="float">
            <text:p>-74.1466</text:p>
          </table:table-cell>
          <table:table-cell office:value-type="float" office:value="-74.2109" calcext:value-type="float">
            <text:p>-74.2109</text:p>
          </table:table-cell>
          <table:table-cell office:value-type="float" office:value="-220.752" calcext:value-type="float">
            <text:p>-220.752</text:p>
          </table:table-cell>
          <table:table-cell office:value-type="float" office:value="-223.595" calcext:value-type="float">
            <text:p>-223.595</text:p>
          </table:table-cell>
          <table:table-cell office:value-type="float" office:value="-220.747" calcext:value-type="float">
            <text:p>-220.747</text:p>
          </table:table-cell>
          <table:table-cell office:value-type="float" office:value="-246.73" calcext:value-type="float">
            <text:p>-246.73</text:p>
          </table:table-cell>
          <table:table-cell office:value-type="float" office:value="-371.924" calcext:value-type="float">
            <text:p>-371.924</text:p>
          </table:table-cell>
          <table:table-cell office:value-type="float" office:value="4557.61" calcext:value-type="float">
            <text:p>4557.61</text:p>
          </table:table-cell>
          <table:table-cell office:value-type="float" office:value="3690.45" calcext:value-type="float">
            <text:p>3690.45</text:p>
          </table:table-cell>
          <table:table-cell office:value-type="float" office:value="3643.19" calcext:value-type="float">
            <text:p>3643.19</text:p>
          </table:table-cell>
          <table:table-cell office:value-type="float" office:value="52.3297" calcext:value-type="float">
            <text:p>52.3297</text:p>
          </table:table-cell>
          <table:table-cell office:value-type="float" office:value="0.000144899" calcext:value-type="float">
            <text:p>0.000144899</text:p>
          </table:table-cell>
          <table:table-cell office:value-type="float" office:value="-10.1018" calcext:value-type="float">
            <text:p>-10.1018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47.3517" calcext:value-type="float">
            <text:p>47.3517</text:p>
          </table:table-cell>
          <table:table-cell office:value-type="float" office:value="-75.7293" calcext:value-type="float">
            <text:p>-75.7293</text:p>
          </table:table-cell>
          <table:table-cell office:value-type="float" office:value="-84.2849" calcext:value-type="float">
            <text:p>-84.2849</text:p>
          </table:table-cell>
          <table:table-cell office:value-type="float" office:value="-75.7425" calcext:value-type="float">
            <text:p>-75.7425</text:p>
          </table:table-cell>
          <table:table-cell office:value-type="float" office:value="-50.9833" calcext:value-type="float">
            <text:p>-50.9833</text:p>
          </table:table-cell>
          <table:table-cell office:value-type="float" office:value="485" calcext:value-type="float">
            <text:p>485</text:p>
          </table:table-cell>
          <table:table-cell office:value-type="float" office:value="103.966" calcext:value-type="float">
            <text:p>103.966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71.4953" calcext:value-type="float">
            <text:p>71.4953</text:p>
          </table:table-cell>
          <table:table-cell office:value-type="float" office:value="14.1468" calcext:value-type="float">
            <text:p>14.1468</text:p>
          </table:table-cell>
          <table:table-cell office:value-type="float" office:value="9.78933" calcext:value-type="float">
            <text:p>9.78933</text:p>
          </table:table-cell>
          <table:table-cell office:value-type="float" office:value="5.32221" calcext:value-type="float">
            <text:p>5.32221</text:p>
          </table:table-cell>
          <table:table-cell office:value-type="float" office:value="4.89464" calcext:value-type="float">
            <text:p>4.89464</text:p>
          </table:table-cell>
          <table:table-cell office:value-type="float" office:value="-7.10187" calcext:value-type="float">
            <text:p>-7.10187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8.1055" calcext:value-type="float">
            <text:p>68.1055</text:p>
          </table:table-cell>
          <table:table-cell office:value-type="float" office:value="15.2791" calcext:value-type="float">
            <text:p>15.2791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9.65757" calcext:value-type="float">
            <text:p>9.65757</text:p>
          </table:table-cell>
          <table:table-cell office:value-type="float" office:value="4.86458" calcext:value-type="float">
            <text:p>4.86458</text:p>
          </table:table-cell>
          <table:table-cell office:value-type="float" office:value="4.38616" calcext:value-type="float">
            <text:p>4.38616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" calcext:value-type="float">
            <text:p>1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6.6024" calcext:value-type="float">
            <text:p>66.6024</text:p>
          </table:table-cell>
          <table:table-cell office:value-type="float" office:value="18.8408" calcext:value-type="float">
            <text:p>18.8408</text:p>
          </table:table-cell>
          <table:table-cell office:value-type="float" office:value="9.4667" calcext:value-type="float">
            <text:p>9.4667</text:p>
          </table:table-cell>
          <table:table-cell office:value-type="float" office:value="4.66166" calcext:value-type="float">
            <text:p>4.66166</text:p>
          </table:table-cell>
          <table:table-cell office:value-type="float" office:value="4.1607" calcext:value-type="float">
            <text:p>4.1607</text:p>
          </table:table-cell>
          <table:table-cell office:value-type="string" calcext:value-type="string">
            <text:p>design_263</text:p>
          </table:table-cell>
          <table:table-cell office:value-type="float" office:value="-33.3016" calcext:value-type="float">
            <text:p>-33.3016</text:p>
          </table:table-cell>
          <table:table-cell office:value-type="float" office:value="0.0643" calcext:value-type="float">
            <text:p>0.0643</text:p>
          </table:table-cell>
          <table:table-cell office:value-type="float" office:value="23.135" calcext:value-type="float">
            <text:p>23.135</text:p>
          </table:table-cell>
          <table:table-cell office:value-type="float" office:value="-8.5424" calcext:value-type="float">
            <text:p>-8.5424</text:p>
          </table:table-cell>
          <table:table-cell office:value-type="float" office:value="0" calcext:value-type="float">
            <text:p>0</text:p>
          </table:table-cell>
          <table:table-cell office:value-type="float" office:value="-2.848" calcext:value-type="float">
            <text:p>-2.848</text:p>
          </table:table-cell>
          <table:table-cell office:value-type="float" office:value="-11.39029" calcext:value-type="float">
            <text:p>-11.39029</text:p>
          </table:table-cell>
          <table:table-cell office:value-type="float" office:value="-867.16" calcext:value-type="float">
            <text:p>-867.16</text:p>
          </table:table-cell>
          <table:table-cell office:value-type="float" office:value="4.8929" calcext:value-type="float">
            <text:p>4.8929</text:p>
          </table:table-cell>
          <table:table-cell office:value-type="float" office:value="0.32263" calcext:value-type="float">
            <text:p>0.32263</text:p>
          </table:table-cell>
          <table:table-cell office:value-type="float" office:value="-4.694" calcext:value-type="float">
            <text:p>-4.694</text:p>
          </table:table-cell>
          <table:table-cell office:value-type="float" office:value="0.73394" calcext:value-type="float">
            <text:p>0.73394</text:p>
          </table:table-cell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office:value-type="float" office:value="319.869244119114" calcext:value-type="float">
            <text:p>319.869244119114</text:p>
          </table:table-cell>
          <table:table-cell table:style-name="ce3" office:value-type="float" office:value="30270.7896391151" calcext:value-type="float">
            <text:p>30270.7896391151</text:p>
          </table:table-cell>
          <table:table-cell table:style-name="ce3" office:value-type="float" office:value="4110.16410069907" calcext:value-type="float">
            <text:p>4110.16410069907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office:value-type="string" calcext:value-type="string">
            <text:p>ala</text:p>
          </table:table-cell>
          <table:table-cell office:value-type="float" office:value="1.03E+020" calcext:value-type="float">
            <text:p>1.03E+020</text:p>
          </table:table-cell>
          <table:table-cell office:value-type="float" office:value="1.1E+016" calcext:value-type="float">
            <text:p>1.1E+016</text:p>
          </table:table-cell>
          <table:table-cell office:value-type="string" calcext:value-type="string">
            <text:p>AA--FI-LAV-LT-LLS-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86" calcext:value-type="float">
            <text:p>0.86</text:p>
          </table:table-cell>
          <table:table-cell office:value-type="float" office:value="247.232" calcext:value-type="float">
            <text:p>247.232</text:p>
          </table:table-cell>
          <table:table-cell office:value-type="float" office:value="-369.008" calcext:value-type="float">
            <text:p>-369.008</text:p>
          </table:table-cell>
          <table:table-cell office:value-type="float" office:value="-121.776" calcext:value-type="float">
            <text:p>-121.776</text:p>
          </table:table-cell>
          <table:table-cell office:value-type="float" office:value="-74.281" calcext:value-type="float">
            <text:p>-74.281</text:p>
          </table:table-cell>
          <table:table-cell table:number-columns-repeated="2" office:value-type="float" office:value="-74.2255" calcext:value-type="float">
            <text:p>-74.2255</text:p>
          </table:table-cell>
          <table:table-cell office:value-type="float" office:value="-74.281" calcext:value-type="float">
            <text:p>-74.281</text:p>
          </table:table-cell>
          <table:table-cell office:value-type="float" office:value="-225.392" calcext:value-type="float">
            <text:p>-225.392</text:p>
          </table:table-cell>
          <table:table-cell office:value-type="float" office:value="-226.617" calcext:value-type="float">
            <text:p>-226.617</text:p>
          </table:table-cell>
          <table:table-cell office:value-type="float" office:value="-225.766" calcext:value-type="float">
            <text:p>-225.766</text:p>
          </table:table-cell>
          <table:table-cell office:value-type="float" office:value="-245.102" calcext:value-type="float">
            <text:p>-245.102</text:p>
          </table:table-cell>
          <table:table-cell office:value-type="float" office:value="-363.221" calcext:value-type="float">
            <text:p>-363.221</text:p>
          </table:table-cell>
          <table:table-cell office:value-type="float" office:value="4087.37" calcext:value-type="float">
            <text:p>4087.37</text:p>
          </table:table-cell>
          <table:table-cell office:value-type="float" office:value="3369.78" calcext:value-type="float">
            <text:p>3369.78</text:p>
          </table:table-cell>
          <table:table-cell office:value-type="float" office:value="3336.84" calcext:value-type="float">
            <text:p>3336.84</text:p>
          </table:table-cell>
          <table:table-cell office:value-type="float" office:value="41.3623" calcext:value-type="float">
            <text:p>41.3623</text:p>
          </table:table-cell>
          <table:table-cell office:value-type="float" office:value="0.000923933" calcext:value-type="float">
            <text:p>0.00092393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-80.4141" calcext:value-type="float">
            <text:p>-80.4141</text:p>
          </table:table-cell>
          <table:table-cell office:value-type="float" office:value="-69.3346" calcext:value-type="float">
            <text:p>-69.3346</text:p>
          </table:table-cell>
          <table:table-cell office:value-type="float" office:value="-73.0189" calcext:value-type="float">
            <text:p>-73.0189</text:p>
          </table:table-cell>
          <table:table-cell office:value-type="float" office:value="-73.3457" calcext:value-type="float">
            <text:p>-73.3457</text:p>
          </table:table-cell>
          <table:table-cell office:value-type="float" office:value="-43.8383" calcext:value-type="float">
            <text:p>-43.8383</text:p>
          </table:table-cell>
          <table:table-cell office:value-type="float" office:value="492" calcext:value-type="float">
            <text:p>492</text:p>
          </table:table-cell>
          <table:table-cell office:value-type="float" office:value="431.524" calcext:value-type="float">
            <text:p>431.52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6.9722" calcext:value-type="float">
            <text:p>76.9722</text:p>
          </table:table-cell>
          <table:table-cell office:value-type="float" office:value="15.7587" calcext:value-type="float">
            <text:p>15.7587</text:p>
          </table:table-cell>
          <table:table-cell office:value-type="float" office:value="9.67165" calcext:value-type="float">
            <text:p>9.67165</text:p>
          </table:table-cell>
          <table:table-cell office:value-type="float" office:value="5.99189" calcext:value-type="float">
            <text:p>5.99189</text:p>
          </table:table-cell>
          <table:table-cell office:value-type="float" office:value="5.64647" calcext:value-type="float">
            <text:p>5.64647</text:p>
          </table:table-cell>
          <table:table-cell office:value-type="float" office:value="-9.7861" calcext:value-type="float">
            <text:p>-9.7861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5.8638" calcext:value-type="float">
            <text:p>75.8638</text:p>
          </table:table-cell>
          <table:table-cell office:value-type="float" office:value="16.2069" calcext:value-type="float">
            <text:p>16.2069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9.63234" calcext:value-type="float">
            <text:p>9.63234</text:p>
          </table:table-cell>
          <table:table-cell office:value-type="float" office:value="5.84225" calcext:value-type="float">
            <text:p>5.84225</text:p>
          </table:table-cell>
          <table:table-cell office:value-type="float" office:value="5.48021" calcext:value-type="float">
            <text:p>5.48021</text:p>
          </table:table-cell>
          <table:table-cell office:value-type="float" office:value="-5.78676" calcext:value-type="float">
            <text:p>-5.78676</text:p>
          </table:table-cell>
          <table:table-cell office:value-type="float" office:value="4" calcext:value-type="float">
            <text:p>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65.7431" calcext:value-type="float">
            <text:p>65.7431</text:p>
          </table:table-cell>
          <table:table-cell office:value-type="float" office:value="20.4901" calcext:value-type="float">
            <text:p>20.4901</text:p>
          </table:table-cell>
          <table:table-cell office:value-type="float" office:value="9.5" calcext:value-type="float">
            <text:p>9.5</text:p>
          </table:table-cell>
          <table:table-cell office:value-type="float" office:value="4.47595" calcext:value-type="float">
            <text:p>4.47595</text:p>
          </table:table-cell>
          <table:table-cell office:value-type="float" office:value="3.9621" calcext:value-type="float">
            <text:p>3.9621</text:p>
          </table:table-cell>
          <table:table-cell office:value-type="string" calcext:value-type="string">
            <text:p>design_678</text:p>
          </table:table-cell>
          <table:table-cell office:value-type="float" office:value="-29.1806" calcext:value-type="float">
            <text:p>-29.1806</text:p>
          </table:table-cell>
          <table:table-cell office:value-type="float" office:value="0.0555" calcext:value-type="float">
            <text:p>0.0555</text:p>
          </table:table-cell>
          <table:table-cell office:value-type="float" office:value="18.485" calcext:value-type="float">
            <text:p>18.48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" calcext:value-type="float">
            <text:p>0</text:p>
          </table:table-cell>
          <table:table-cell office:value-type="float" office:value="-0.851" calcext:value-type="float">
            <text:p>-0.851</text:p>
          </table:table-cell>
          <table:table-cell office:value-type="float" office:value="-0.5244" calcext:value-type="float">
            <text:p>-0.5244</text:p>
          </table:table-cell>
          <table:table-cell office:value-type="float" office:value="-717.59" calcext:value-type="float">
            <text:p>-717.59</text:p>
          </table:table-cell>
          <table:table-cell office:value-type="float" office:value="11.2291" calcext:value-type="float">
            <text:p>11.2291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-4.7314" calcext:value-type="float">
            <text:p>-4.7314</text:p>
          </table:table-cell>
          <table:table-cell office:value-type="float" office:value="1.68437" calcext:value-type="float">
            <text:p>1.68437</text:p>
          </table:table-cell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office:value-type="float" office:value="1197.89579402105" calcext:value-type="float">
            <text:p>1197.89579402105</text:p>
          </table:table-cell>
          <table:table-cell table:style-name="ce3" office:value-type="float" office:value="31427.557738732" calcext:value-type="float">
            <text:p>31427.557738732</text:p>
          </table:table-cell>
          <table:table-cell table:style-name="ce3" office:value-type="float" office:value="1370.23441558113" calcext:value-type="float">
            <text:p>1370.23441558113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office:value-type="string" calcext:value-type="string">
            <text:p>ala</text:p>
          </table:table-cell>
          <table:table-cell office:value-type="float" office:value="1.3E+019" calcext:value-type="float">
            <text:p>1.3E+019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A-FS--LL-VA--LT-L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9" calcext:value-type="float">
            <text:p>0.9</text:p>
          </table:table-cell>
          <table:table-cell office:value-type="float" office:value="249.942" calcext:value-type="float">
            <text:p>249.942</text:p>
          </table:table-cell>
          <table:table-cell office:value-type="float" office:value="-366.729" calcext:value-type="float">
            <text:p>-366.729</text:p>
          </table:table-cell>
          <table:table-cell office:value-type="float" office:value="-116.787" calcext:value-type="float">
            <text:p>-116.787</text:p>
          </table:table-cell>
          <table:table-cell office:value-type="float" office:value="-65.8128" calcext:value-type="float">
            <text:p>-65.8128</text:p>
          </table:table-cell>
          <table:table-cell office:value-type="float" office:value="-66.7175" calcext:value-type="float">
            <text:p>-66.7175</text:p>
          </table:table-cell>
          <table:table-cell office:value-type="float" office:value="-66.9005" calcext:value-type="float">
            <text:p>-66.9005</text:p>
          </table:table-cell>
          <table:table-cell office:value-type="float" office:value="-58.9297" calcext:value-type="float">
            <text:p>-58.9297</text:p>
          </table:table-cell>
          <table:table-cell office:value-type="float" office:value="-229.628" calcext:value-type="float">
            <text:p>-229.628</text:p>
          </table:table-cell>
          <table:table-cell office:value-type="float" office:value="-229.952" calcext:value-type="float">
            <text:p>-229.952</text:p>
          </table:table-cell>
          <table:table-cell office:value-type="float" office:value="-230.018" calcext:value-type="float">
            <text:p>-230.018</text:p>
          </table:table-cell>
          <table:table-cell office:value-type="float" office:value="-252.478" calcext:value-type="float">
            <text:p>-252.478</text:p>
          </table:table-cell>
          <table:table-cell office:value-type="float" office:value="-358.724" calcext:value-type="float">
            <text:p>-358.724</text:p>
          </table:table-cell>
          <table:table-cell office:value-type="float" office:value="4108.04" calcext:value-type="float">
            <text:p>4108.04</text:p>
          </table:table-cell>
          <table:table-cell office:value-type="float" office:value="3472.24" calcext:value-type="float">
            <text:p>3472.24</text:p>
          </table:table-cell>
          <table:table-cell office:value-type="float" office:value="3495.75" calcext:value-type="float">
            <text:p>3495.75</text:p>
          </table:table-cell>
          <table:table-cell office:value-type="float" office:value="44.5741" calcext:value-type="float">
            <text:p>44.5741</text:p>
          </table:table-cell>
          <table:table-cell office:value-type="float" office:value="0.000537052" calcext:value-type="float">
            <text:p>0.000537052</text:p>
          </table:table-cell>
          <table:table-cell office:value-type="float" office:value="-11.7867" calcext:value-type="float">
            <text:p>-11.7867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-72.2125" calcext:value-type="float">
            <text:p>-72.2125</text:p>
          </table:table-cell>
          <table:table-cell office:value-type="float" office:value="-71.2875" calcext:value-type="float">
            <text:p>-71.2875</text:p>
          </table:table-cell>
          <table:table-cell office:value-type="float" office:value="-73.8421" calcext:value-type="float">
            <text:p>-73.8421</text:p>
          </table:table-cell>
          <table:table-cell office:value-type="float" office:value="-73.0541" calcext:value-type="float">
            <text:p>-73.0541</text:p>
          </table:table-cell>
          <table:table-cell office:value-type="float" office:value="-47.3168" calcext:value-type="float">
            <text:p>-47.3168</text:p>
          </table:table-cell>
          <table:table-cell office:value-type="float" office:value="472" calcext:value-type="float">
            <text:p>472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2.1263" calcext:value-type="float">
            <text:p>12.1263</text:p>
          </table:table-cell>
          <table:table-cell office:value-type="float" office:value="28.053" calcext:value-type="float">
            <text:p>28.053</text:p>
          </table:table-cell>
          <table:table-cell office:value-type="float" office:value="8.93261" calcext:value-type="float">
            <text:p>8.93261</text:p>
          </table:table-cell>
          <table:table-cell office:value-type="float" office:value="4.18092" calcext:value-type="float">
            <text:p>4.18092</text:p>
          </table:table-cell>
          <table:table-cell office:value-type="float" office:value="2.86281" calcext:value-type="float">
            <text:p>2.86281</text:p>
          </table:table-cell>
          <table:table-cell office:value-type="float" office:value="-11.0215" calcext:value-type="float">
            <text:p>-11.021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float" office:value="-8.00413" calcext:value-type="float">
            <text:p>-8.00413</text:p>
          </table:table-cell>
          <table:table-cell office:value-type="float" office:value="0" calcext:value-type="float">
            <text:p>0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design_673</text:p>
          </table:table-cell>
          <table:table-cell office:value-type="float" office:value="-26.5253" calcext:value-type="float">
            <text:p>-26.5253</text:p>
          </table:table-cell>
          <table:table-cell office:value-type="float" office:value="-7.7878" calcext:value-type="float">
            <text:p>-7.7878</text:p>
          </table:table-cell>
          <table:table-cell office:value-type="float" office:value="22.526" calcext:value-type="float">
            <text:p>22.52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381" calcext:value-type="float">
            <text:p>-0.5381</text:p>
          </table:table-cell>
          <table:table-cell office:value-type="float" office:value="-635.8" calcext:value-type="float">
            <text:p>-635.8</text:p>
          </table:table-cell>
          <table:table-cell office:value-type="float" office:value="0.5521" calcext:value-type="float">
            <text:p>0.5521</text:p>
          </table:table-cell>
          <table:table-cell office:value-type="float" office:value="-0.13359" calcext:value-type="float">
            <text:p>-0.133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8281" calcext:value-type="float">
            <text:p>0.08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0:00:39.100823664</meta:creation-date>
    <dc:date>2023-08-24T13:28:33.467838521</dc:date>
    <meta:editing-duration>P1DT42M49S</meta:editing-duration>
    <meta:editing-cycles>4</meta:editing-cycles>
    <meta:generator>LibreOffice/7.3.7.2$Linux_X86_64 LibreOffice_project/30$Build-2</meta:generator>
    <meta:document-statistic meta:table-count="1" meta:cell-count="12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ight</text:p>
        </chart:title>
        <chart:legend chart:legend-position="end" svg:x="10.396cm" svg:y="3.753cm" style:legend-expansion="high" chart:style-name="ch3"/>
        <chart:plot-area chart:style-name="ch4" table:cell-range-address="Sheet1.B25:Sheet1.B31 Sheet1.F24:Sheet1.F31" chart:data-source-has-labels="row" svg:x="1.331cm" svg:y="1.275cm" svg:width="8.745cm" svg:height="6.564cm">
          <chart:coordinate-region svg:x="2.693cm" svg:y="1.474cm" svg:width="6.918cm" svg:height="5.718cm"/>
          <chart:axis chart:dimension="x" chart:name="primary-x" chart:style-name="ch5">
            <chart:title svg:x="4.759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F25:Sheet1.F31" chart:label-cell-address="Sheet1.F24:Sheet1.F24" chart:class="chart:scatter">
            <chart:domain table:cell-range-address="Sheet1.B25:Sheet1.B31"/>
            <chart:regression-curve chart:style-name="ch11">
              <chart:equation chart:display-equation="true" chart:display-r-square="true" svg:x="8.09cm" svg:y="1.302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ght Reconstructed SMA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25:Sheet1.B31</svg:desc>
                </draw:g>
              </table:table-cell>
              <table:table-cell office:value-type="float" office:value="99291.3868613138">
                <text:p>99291.3868613138</text:p>
                <draw:g>
                  <svg:desc>Sheet1.F25:Sheet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6959.5912408759">
                <text:p>36959.59124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3111.4744525547">
                <text:p>53111.474452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5272.204379562">
                <text:p>95272.20437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8.6666666667">
                <text:p>31418.6666666667</text:p>
              </table:table-cell>
              <table:table-cell office:value-type="float" office:value="35067.1176682678">
                <text:p>35067.11766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85.6666666667">
                <text:p>35285.6666666667</text:p>
              </table:table-cell>
              <table:table-cell office:value-type="float" office:value="59962.2204833056">
                <text:p>59962.220483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24">
                <text:p>31424</text:p>
              </table:table-cell>
              <table:table-cell office:value-type="float" office:value="37896.5184766611">
                <text:p>37896.518476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GAS</text:p>
        </chart:title>
        <chart:legend chart:legend-position="end" svg:x="10.449cm" svg:y="3.753cm" style:legend-expansion="high" chart:style-name="ch3"/>
        <chart:plot-area chart:style-name="ch4" table:cell-range-address="Sheet1.B34:Sheet1.B42 Sheet1.F33:Sheet1.F42" chart:data-source-has-labels="row" svg:x="1.331cm" svg:y="1.275cm" svg:width="8.798cm" svg:height="6.564cm">
          <chart:coordinate-region svg:x="2.693cm" svg:y="1.474cm" svg:width="7.294cm" svg:height="5.18cm"/>
          <chart:axis chart:dimension="x" chart:name="primary-x" chart:style-name="ch5">
            <chart:title svg:x="4.786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F34:Sheet1.F42" chart:label-cell-address="Sheet1.F33:Sheet1.F33" chart:class="chart:scatter">
            <chart:domain table:cell-range-address="Sheet1.B34:Sheet1.B42"/>
            <chart:regression-curve chart:style-name="ch11">
              <chart:equation chart:display-equation="true" chart:display-r-square="true" svg:x="8.09cm" svg:y="1.33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S Reconstructed SMA</text:p>
                <draw:g>
                  <svg:desc>Sheet1.F33:Sheet1.F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34:Sheet1.B42</svg:desc>
                </draw:g>
              </table:table-cell>
              <table:table-cell office:value-type="float" office:value="99118.2276422764">
                <text:p>99118.2276422764</text:p>
                <draw:g>
                  <svg:desc>Sheet1.F34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1231.7235772358">
                <text:p>31231.723577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7617.0650406504">
                <text:p>57617.0650406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4568.7723577236">
                <text:p>94568.772357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98.3333333333">
                <text:p>31898.3333333333</text:p>
              </table:table-cell>
              <table:table-cell office:value-type="float" office:value="36915.6937009792">
                <text:p>36915.69370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3.3333333333">
                <text:p>24843.3333333333</text:p>
              </table:table-cell>
              <table:table-cell office:value-type="float" office:value="36838.5753767486">
                <text:p>36838.5753767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55.6666666667">
                <text:p>34655.6666666667</text:p>
              </table:table-cell>
              <table:table-cell office:value-type="float" office:value="47399.3948115602">
                <text:p>47399.394811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20">
                <text:p>35220</text:p>
              </table:table-cell>
              <table:table-cell office:value-type="float" office:value="47734.5802221317">
                <text:p>47734.580222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62.3333333333">
                <text:p>51062.3333333333</text:p>
              </table:table-cell>
              <table:table-cell office:value-type="float" office:value="88200.3750312679">
                <text:p>88200.3750312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Left</text:p>
        </chart:title>
        <chart:legend chart:legend-position="end" svg:x="10.608cm" svg:y="3.753cm" style:legend-expansion="high" chart:style-name="ch3"/>
        <chart:plot-area chart:style-name="ch4" table:cell-range-address="Sheet1.B45:Sheet1.B51 Sheet1.F44:Sheet1.F51" chart:data-source-has-labels="row" svg:x="1.331cm" svg:y="1.275cm" svg:width="8.957cm" svg:height="6.564cm">
          <chart:coordinate-region svg:x="2.693cm" svg:y="1.474cm" svg:width="7.13cm" svg:height="5.718cm"/>
          <chart:axis chart:dimension="x" chart:name="primary-x" chart:style-name="ch5">
            <chart:title svg:x="4.865cm" svg:y="8.019cm" chart:style-name="ch6">
              <text:p>TOXGREEN</text:p>
            </chart:title>
          </chart:axis>
          <chart:axis chart:dimension="y" chart:name="primary-y" chart:style-name="ch7">
            <chart:title svg:x="0.451cm" svg:y="6.215cm" chart:style-name="ch8">
              <text:p>CHIP2 Reconstruction</text:p>
            </chart:title>
            <chart:grid chart:style-name="ch9" chart:class="major"/>
          </chart:axis>
          <chart:series chart:style-name="ch10" chart:values-cell-range-address="Sheet1.F45:Sheet1.F51" chart:label-cell-address="Sheet1.F44:Sheet1.F44" chart:class="chart:scatter">
            <chart:domain table:cell-range-address="Sheet1.B45:Sheet1.B51"/>
            <chart:regression-curve chart:style-name="ch11">
              <chart:equation chart:display-equation="true" chart:display-r-square="true" svg:x="8.09cm" svg:y="2.47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ft Reconstructed SMA</text:p>
                <draw:g>
                  <svg:desc>Sheet1.F44:Sheet1.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45:Sheet1.B51</svg:desc>
                </draw:g>
              </table:table-cell>
              <table:table-cell office:value-type="float" office:value="96472.9794933655">
                <text:p>96472.9794933655</text:p>
                <draw:g>
                  <svg:desc>Sheet1.F45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7419.252110977">
                <text:p>37419.25211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6076.2967430639">
                <text:p>56076.296743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100198.142340169">
                <text:p>100198.14234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97.3333333333">
                <text:p>32897.3333333333</text:p>
              </table:table-cell>
              <table:table-cell office:value-type="float" office:value="37659.5875736278">
                <text:p>37659.587573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0.3333333333">
                <text:p>30780.3333333333</text:p>
              </table:table-cell>
              <table:table-cell office:value-type="float" office:value="57496.0384847748">
                <text:p>57496.038484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5.3333333333">
                <text:p>37505.3333333333</text:p>
              </table:table-cell>
              <table:table-cell office:value-type="float" office:value="72697.9280901906">
                <text:p>72697.9280901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45:Sheet1.E51" chart:error-lower-range="Sheet1.E45:Sheet1.E51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4000" chart:maximum="3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45:Sheet1.E51" chart:error-lower-range="Sheet1.E45:Sheet1.E5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C45:Sheet1.C51" chart:error-lower-range="Sheet1.C45:Sheet1.C5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45:Sheet1.E51" chart:error-lower-range="Sheet1.E45:Sheet1.E51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Left</text:p>
        </chart:title>
        <chart:plot-area chart:style-name="ch3" table:cell-range-address="Sheet1.B44:Sheet1.B51 Sheet1.D44:Sheet1.D51" chart:data-source-has-labels="row" svg:x="1.331cm" svg:y="1.275cm" svg:width="14.349cm" svg:height="6.564cm">
          <chart:coordinate-region svg:x="2.508cm" svg:y="1.474cm" svg:width="12.707cm" svg:height="5.718cm"/>
          <chart:axis chart:dimension="x" chart:name="primary-x" chart:style-name="ch4">
            <chart:title svg:x="7.561cm" svg:y="8.019cm" chart:style-name="ch5">
              <text:p>TOXGREEN</text:p>
            </chart:title>
          </chart:axis>
          <chart:axis chart:dimension="y" chart:name="primary-y" chart:style-name="ch6">
            <chart:title svg:x="0.451cm" svg:y="6.215cm" chart:style-name="ch7">
              <text:p>CHIP2 Reconstruction</text:p>
            </chart:title>
            <chart:grid chart:style-name="ch8" chart:class="major"/>
          </chart:axis>
          <chart:series chart:style-name="ch9" chart:values-cell-range-address="Sheet1.D45:Sheet1.D51" chart:label-cell-address="Sheet1.D44:Sheet1.D44" chart:class="chart:scatter">
            <chart:domain table:cell-range-address="Sheet1.B45:Sheet1.B51"/>
            <chart:regression-curve chart:style-name="ch10">
              <chart:equation chart:display-equation="true" chart:display-r-square="true" svg:x="2.935cm" svg:y="1.655cm"/>
            </chart:regression-curve>
            <chart:error-indicator chart:style-name="ch11" chart:dimension="x"/>
            <chart:error-indicator chart:style-name="ch12" chart:dimension="y"/>
            <chart:data-point chart:style-name="ch13" chart:repeated="2"/>
            <chart:data-point/>
            <chart:data-point chart:style-name="ch13"/>
            <chart:data-point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constructed Fluor</text:p>
                <draw:g>
                  <svg:desc>Sheet1.D44:Sheet1.D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45:Sheet1.B51</svg:desc>
                </draw:g>
              </table:table-cell>
              <table:table-cell office:value-type="float" office:value="32814.6853453414">
                <text:p>32814.6853453414</text:p>
                <draw:g>
                  <svg:desc>Sheet1.D45:Sheet1.D51</svg:desc>
                </draw:g>
              </table:table-cell>
              <table:table-cell office:value-type="float" office:value="4713.50007955871">
                <text:p>4713.50007955871</text:p>
                <draw:g>
                  <svg:desc>Sheet1.C45:Sheet1.C51</svg:desc>
                </draw:g>
              </table:table-cell>
              <table:table-cell office:value-type="float" office:value="4713.50007955871">
                <text:p>4713.50007955871</text:p>
                <draw:g>
                  <svg:desc>Sheet1.C45:Sheet1.C51</svg:desc>
                </draw:g>
              </table:table-cell>
              <table:table-cell office:value-type="float" office:value="2758.39396861294">
                <text:p>2758.39396861294</text:p>
                <draw:g>
                  <svg:desc>Sheet1.E45:Sheet1.E51</svg:desc>
                </draw:g>
              </table:table-cell>
              <table:table-cell office:value-type="float" office:value="2758.39396861294">
                <text:p>2758.39396861294</text:p>
                <draw:g>
                  <svg:desc>Sheet1.E45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28071.4156739039">
                <text:p>28071.4156739039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2769.40511574886">
                <text:p>2769.40511574886</text:p>
              </table:table-cell>
              <table:table-cell office:value-type="float" office:value="2769.40511574886">
                <text:p>2769.40511574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29674.7931060834">
                <text:p>29674.7931060834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1257.62701581017">
                <text:p>1257.62701581017</text:p>
              </table:table-cell>
              <table:table-cell office:value-type="float" office:value="1257.62701581017">
                <text:p>1257.62701581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33069.8562679701">
                <text:p>33069.8562679701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1633.7306239291">
                <text:p>1633.7306239291</text:p>
              </table:table-cell>
              <table:table-cell office:value-type="float" office:value="1633.7306239291">
                <text:p>1633.7306239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97.3333333333">
                <text:p>32897.3333333333</text:p>
              </table:table-cell>
              <table:table-cell office:value-type="float" office:value="28214.6962625097">
                <text:p>28214.6962625097</text:p>
              </table:table-cell>
              <table:table-cell office:value-type="float" office:value="786.008481718444">
                <text:p>786.008481718444</text:p>
              </table:table-cell>
              <table:table-cell office:value-type="float" office:value="786.008481718444">
                <text:p>786.008481718444</text:p>
              </table:table-cell>
              <table:table-cell office:value-type="float" office:value="646.765267391102">
                <text:p>646.765267391102</text:p>
              </table:table-cell>
              <table:table-cell office:value-type="float" office:value="646.765267391102">
                <text:p>646.76526739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0.3333333333">
                <text:p>30780.3333333333</text:p>
              </table:table-cell>
              <table:table-cell office:value-type="float" office:value="30270.7896391151">
                <text:p>30270.7896391151</text:p>
              </table:table-cell>
              <table:table-cell office:value-type="float" office:value="319.869244119114">
                <text:p>319.869244119114</text:p>
              </table:table-cell>
              <table:table-cell office:value-type="float" office:value="319.869244119114">
                <text:p>319.869244119114</text:p>
              </table:table-cell>
              <table:table-cell office:value-type="float" office:value="4110.16410069907">
                <text:p>4110.16410069907</text:p>
              </table:table-cell>
              <table:table-cell office:value-type="float" office:value="4110.16410069907">
                <text:p>4110.1641006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5.3333333333">
                <text:p>37505.3333333333</text:p>
              </table:table-cell>
              <table:table-cell office:value-type="float" office:value="31427.557738732">
                <text:p>31427.557738732</text:p>
              </table:table-cell>
              <table:table-cell office:value-type="float" office:value="1197.89579402105">
                <text:p>1197.89579402105</text:p>
              </table:table-cell>
              <table:table-cell office:value-type="float" office:value="1197.89579402105">
                <text:p>1197.89579402105</text:p>
              </table:table-cell>
              <table:table-cell office:value-type="float" office:value="1370.23441558113">
                <text:p>1370.23441558113</text:p>
              </table:table-cell>
              <table:table-cell office:value-type="float" office:value="1370.23441558113">
                <text:p>1370.23441558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34:Sheet1.E42" chart:error-lower-range="Sheet1.E34:Sheet1.E42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00" chart:maximum="3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34:Sheet1.E42" chart:error-lower-range="Sheet1.E34:Sheet1.E4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C34:Sheet1.C42" chart:error-lower-range="Sheet1.C34:Sheet1.C4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4:Sheet1.E42" chart:error-lower-range="Sheet1.E34:Sheet1.E42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GAS</text:p>
        </chart:title>
        <chart:plot-area chart:style-name="ch3" table:cell-range-address="Sheet1.B33:Sheet1.B42 Sheet1.D33:Sheet1.D42" chart:data-source-has-labels="row" svg:x="1.331cm" svg:y="1.275cm" svg:width="14.349cm" svg:height="6.564cm">
          <chart:coordinate-region svg:x="2.508cm" svg:y="1.275cm" svg:width="12.707cm" svg:height="5.918cm"/>
          <chart:axis chart:dimension="x" chart:name="primary-x" chart:style-name="ch4">
            <chart:title svg:x="7.561cm" svg:y="8.019cm" chart:style-name="ch5">
              <text:p>TOXGREEN</text:p>
            </chart:title>
          </chart:axis>
          <chart:axis chart:dimension="y" chart:name="primary-y" chart:style-name="ch6">
            <chart:title svg:x="0.451cm" svg:y="6.215cm" chart:style-name="ch7">
              <text:p>CHIP2 Reconstruction</text:p>
            </chart:title>
            <chart:grid chart:style-name="ch8" chart:class="major"/>
          </chart:axis>
          <chart:series chart:style-name="ch9" chart:values-cell-range-address="Sheet1.D34:Sheet1.D42" chart:label-cell-address="Sheet1.D33:Sheet1.D33" chart:class="chart:scatter">
            <chart:domain table:cell-range-address="Sheet1.B34:Sheet1.B42"/>
            <chart:regression-curve chart:style-name="ch10">
              <chart:equation chart:display-equation="true" chart:display-r-square="true" svg:x="2.747cm" svg:y="1.678cm"/>
            </chart:regression-curve>
            <chart:error-indicator chart:style-name="ch11" chart:dimension="x"/>
            <chart:error-indicator chart:style-name="ch12" chart:dimension="y"/>
            <chart:data-point chart:style-name="ch13" chart:repeated="2"/>
            <chart:data-point chart:repeated="2"/>
            <chart:data-point chart:style-name="ch13"/>
            <chart:data-point chart:repeated="3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constructed Fluor</text:p>
                <draw:g>
                  <svg:desc>Sheet1.D33:Sheet1.D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34:Sheet1.B42</svg:desc>
                </draw:g>
              </table:table-cell>
              <table:table-cell office:value-type="float" office:value="26828.4782421706">
                <text:p>26828.4782421706</text:p>
                <draw:g>
                  <svg:desc>Sheet1.D34:Sheet1.D42</svg:desc>
                </draw:g>
              </table:table-cell>
              <table:table-cell office:value-type="float" office:value="4713.50007955871">
                <text:p>4713.50007955871</text:p>
                <draw:g>
                  <svg:desc>Sheet1.C34:Sheet1.C42</svg:desc>
                </draw:g>
              </table:table-cell>
              <table:table-cell office:value-type="float" office:value="4713.50007955871">
                <text:p>4713.50007955871</text:p>
                <draw:g>
                  <svg:desc>Sheet1.C34:Sheet1.C42</svg:desc>
                </draw:g>
              </table:table-cell>
              <table:table-cell office:value-type="float" office:value="5317.98225261151">
                <text:p>5317.98225261151</text:p>
                <draw:g>
                  <svg:desc>Sheet1.E34:Sheet1.E42</svg:desc>
                </draw:g>
              </table:table-cell>
              <table:table-cell office:value-type="float" office:value="5317.98225261151">
                <text:p>5317.98225261151</text:p>
                <draw:g>
                  <svg:desc>Sheet1.E34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21537.0039979612">
                <text:p>21537.0039979612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6427.7112302498">
                <text:p>6427.7112302498</text:p>
              </table:table-cell>
              <table:table-cell office:value-type="float" office:value="6427.7112302498">
                <text:p>6427.7112302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22091.3282837778">
                <text:p>22091.3282837778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2161.5624302089">
                <text:p>2161.5624302089</text:p>
              </table:table-cell>
              <table:table-cell office:value-type="float" office:value="2161.5624302089">
                <text:p>2161.5624302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26640.7847491903">
                <text:p>26640.7847491903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1456.05223755308">
                <text:p>1456.05223755308</text:p>
              </table:table-cell>
              <table:table-cell office:value-type="float" office:value="1456.05223755308">
                <text:p>1456.0522375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98.3333333333">
                <text:p>31898.3333333333</text:p>
              </table:table-cell>
              <table:table-cell office:value-type="float" office:value="19680.1579201839">
                <text:p>19680.1579201839</text:p>
              </table:table-cell>
              <table:table-cell office:value-type="float" office:value="1739.00325857467">
                <text:p>1739.00325857467</text:p>
              </table:table-cell>
              <table:table-cell office:value-type="float" office:value="1739.00325857467">
                <text:p>1739.00325857467</text:p>
              </table:table-cell>
              <table:table-cell office:value-type="float" office:value="1939.73620873867">
                <text:p>1939.73620873867</text:p>
              </table:table-cell>
              <table:table-cell office:value-type="float" office:value="1939.73620873867">
                <text:p>1939.73620873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3.3333333333">
                <text:p>24843.3333333333</text:p>
              </table:table-cell>
              <table:table-cell office:value-type="float" office:value="19281.5167497392">
                <text:p>19281.5167497392</text:p>
              </table:table-cell>
              <table:table-cell office:value-type="float" office:value="1009.85015390073">
                <text:p>1009.85015390073</text:p>
              </table:table-cell>
              <table:table-cell office:value-type="float" office:value="1009.85015390073">
                <text:p>1009.85015390073</text:p>
              </table:table-cell>
              <table:table-cell office:value-type="float" office:value="1459.02098357519">
                <text:p>1459.02098357519</text:p>
              </table:table-cell>
              <table:table-cell office:value-type="float" office:value="1459.02098357519">
                <text:p>1459.0209835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55.6666666667">
                <text:p>34655.6666666667</text:p>
              </table:table-cell>
              <table:table-cell office:value-type="float" office:value="21381.8481330702">
                <text:p>21381.8481330702</text:p>
              </table:table-cell>
              <table:table-cell office:value-type="float" office:value="2152.75296616526">
                <text:p>2152.75296616526</text:p>
              </table:table-cell>
              <table:table-cell office:value-type="float" office:value="2152.75296616526">
                <text:p>2152.75296616526</text:p>
              </table:table-cell>
              <table:table-cell office:value-type="float" office:value="2647.66041979828">
                <text:p>2647.66041979828</text:p>
              </table:table-cell>
              <table:table-cell office:value-type="float" office:value="2647.66041979828">
                <text:p>2647.66041979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20">
                <text:p>35220</text:p>
              </table:table-cell>
              <table:table-cell office:value-type="float" office:value="21609.4828264085">
                <text:p>21609.4828264085</text:p>
              </table:table-cell>
              <table:table-cell office:value-type="float" office:value="733.445976197293">
                <text:p>733.445976197293</text:p>
              </table:table-cell>
              <table:table-cell office:value-type="float" office:value="733.445976197293">
                <text:p>733.445976197293</text:p>
              </table:table-cell>
              <table:table-cell office:value-type="float" office:value="3269.28849379506">
                <text:p>3269.28849379506</text:p>
              </table:table-cell>
              <table:table-cell office:value-type="float" office:value="3269.28849379506">
                <text:p>3269.2884937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62.3333333333">
                <text:p>51062.3333333333</text:p>
              </table:table-cell>
              <table:table-cell office:value-type="float" office:value="25721.5013777668">
                <text:p>25721.5013777668</text:p>
              </table:table-cell>
              <table:table-cell office:value-type="float" office:value="348.85718185718">
                <text:p>348.85718185718</text:p>
              </table:table-cell>
              <table:table-cell office:value-type="float" office:value="348.85718185718">
                <text:p>348.85718185718</text:p>
              </table:table-cell>
              <table:table-cell office:value-type="float" office:value="1480.6277709451">
                <text:p>1480.6277709451</text:p>
              </table:table-cell>
              <table:table-cell office:value-type="float" office:value="1480.6277709451">
                <text:p>1480.62777094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25:Sheet1.E31" chart:error-lower-range="Sheet1.E25:Sheet1.E31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2000" chart:maximum="3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25:Sheet1.E31" chart:error-lower-range="Sheet1.E25:Sheet1.E3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C25:Sheet1.C31" chart:error-lower-range="Sheet1.C25:Sheet1.C3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25:Sheet1.E31" chart:error-lower-range="Sheet1.E25:Sheet1.E31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ight</text:p>
        </chart:title>
        <chart:plot-area chart:style-name="ch3" table:cell-range-address="Sheet1.B24:Sheet1.B31 Sheet1.D24:Sheet1.D31" chart:data-source-has-labels="row" svg:x="1.331cm" svg:y="1.275cm" svg:width="14.349cm" svg:height="6.564cm">
          <chart:coordinate-region svg:x="2.508cm" svg:y="1.474cm" svg:width="12.707cm" svg:height="5.718cm"/>
          <chart:axis chart:dimension="x" chart:name="primary-x" chart:style-name="ch4">
            <chart:title svg:x="7.561cm" svg:y="8.019cm" chart:style-name="ch5">
              <text:p>TOXGREEN</text:p>
            </chart:title>
          </chart:axis>
          <chart:axis chart:dimension="y" chart:name="primary-y" chart:style-name="ch6">
            <chart:title svg:x="0.451cm" svg:y="6.215cm" chart:style-name="ch7">
              <text:p>CHIP2 Reconstruction</text:p>
            </chart:title>
            <chart:grid chart:style-name="ch8" chart:class="major"/>
          </chart:axis>
          <chart:series chart:style-name="ch9" chart:values-cell-range-address="Sheet1.D25:Sheet1.D31" chart:label-cell-address="Sheet1.D24:Sheet1.D24" chart:class="chart:scatter">
            <chart:domain table:cell-range-address="Sheet1.B25:Sheet1.B31"/>
            <chart:regression-curve chart:style-name="ch10">
              <chart:equation chart:display-equation="true" chart:display-r-square="true" svg:x="2.822cm" svg:y="1.702cm"/>
            </chart:regression-curve>
            <chart:error-indicator chart:style-name="ch11" chart:dimension="x"/>
            <chart:error-indicator chart:style-name="ch12" chart:dimension="y"/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constructed Fluor</text:p>
                <draw:g>
                  <svg:desc>Sheet1.D24:Sheet1.D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25:Sheet1.B31</svg:desc>
                </draw:g>
              </table:table-cell>
              <table:table-cell office:value-type="float" office:value="27329.7522716855">
                <text:p>27329.7522716855</text:p>
                <draw:g>
                  <svg:desc>Sheet1.D25:Sheet1.D31</svg:desc>
                </draw:g>
              </table:table-cell>
              <table:table-cell office:value-type="float" office:value="4713.50007955871">
                <text:p>4713.50007955871</text:p>
                <draw:g>
                  <svg:desc>Sheet1.C25:Sheet1.C31</svg:desc>
                </draw:g>
              </table:table-cell>
              <table:table-cell office:value-type="float" office:value="4713.50007955871">
                <text:p>4713.50007955871</text:p>
                <draw:g>
                  <svg:desc>Sheet1.C25:Sheet1.C31</svg:desc>
                </draw:g>
              </table:table-cell>
              <table:table-cell office:value-type="float" office:value="2862.14480755105">
                <text:p>2862.14480755105</text:p>
                <draw:g>
                  <svg:desc>Sheet1.E25:Sheet1.E31</svg:desc>
                </draw:g>
              </table:table-cell>
              <table:table-cell office:value-type="float" office:value="2862.14480755105">
                <text:p>2862.14480755105</text:p>
                <draw:g>
                  <svg:desc>Sheet1.E25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24688.4258056713">
                <text:p>24688.4258056713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1675.04835751091">
                <text:p>1675.04835751091</text:p>
              </table:table-cell>
              <table:table-cell office:value-type="float" office:value="936.976441175">
                <text:p>936.976441175</text:p>
              </table:table-cell>
              <table:table-cell office:value-type="float" office:value="936.976441175">
                <text:p>936.97644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25419.1537287993">
                <text:p>25419.1537287993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679.861015208256">
                <text:p>679.861015208256</text:p>
              </table:table-cell>
              <table:table-cell office:value-type="float" office:value="1690.65181328723">
                <text:p>1690.65181328723</text:p>
              </table:table-cell>
              <table:table-cell office:value-type="float" office:value="1690.65181328723">
                <text:p>1690.65181328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27157.6143592676">
                <text:p>27157.6143592676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2991.1701723573">
                <text:p>2991.1701723573</text:p>
              </table:table-cell>
              <table:table-cell office:value-type="float" office:value="3111.89413063951">
                <text:p>3111.89413063951</text:p>
              </table:table-cell>
              <table:table-cell office:value-type="float" office:value="3111.89413063951">
                <text:p>3111.8941306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8.6666666667">
                <text:p>31418.6666666667</text:p>
              </table:table-cell>
              <table:table-cell office:value-type="float" office:value="24342.2566616705">
                <text:p>24342.2566616705</text:p>
              </table:table-cell>
              <table:table-cell office:value-type="float" office:value="1478.69210227597">
                <text:p>1478.69210227597</text:p>
              </table:table-cell>
              <table:table-cell office:value-type="float" office:value="1478.69210227597">
                <text:p>1478.69210227597</text:p>
              </table:table-cell>
              <table:table-cell office:value-type="float" office:value="1412.26446633492">
                <text:p>1412.26446633492</text:p>
              </table:table-cell>
              <table:table-cell office:value-type="float" office:value="1412.26446633492">
                <text:p>1412.26446633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85.6666666667">
                <text:p>35285.6666666667</text:p>
              </table:table-cell>
              <table:table-cell office:value-type="float" office:value="25723.4992205641">
                <text:p>25723.4992205641</text:p>
              </table:table-cell>
              <table:table-cell office:value-type="float" office:value="1162.30346008834">
                <text:p>1162.30346008834</text:p>
              </table:table-cell>
              <table:table-cell office:value-type="float" office:value="1162.30346008834">
                <text:p>1162.30346008834</text:p>
              </table:table-cell>
              <table:table-cell office:value-type="float" office:value="2361.91298008305">
                <text:p>2361.91298008305</text:p>
              </table:table-cell>
              <table:table-cell office:value-type="float" office:value="2361.91298008305">
                <text:p>2361.91298008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24">
                <text:p>31424</text:p>
              </table:table-cell>
              <table:table-cell office:value-type="float" office:value="24609.3607265692">
                <text:p>24609.3607265692</text:p>
              </table:table-cell>
              <table:table-cell office:value-type="float" office:value="2357.61659308718">
                <text:p>2357.61659308718</text:p>
              </table:table-cell>
              <table:table-cell office:value-type="float" office:value="2357.61659308718">
                <text:p>2357.61659308718</text:p>
              </table:table-cell>
              <table:table-cell office:value-type="float" office:value="1540.3920779438">
                <text:p>1540.3920779438</text:p>
              </table:table-cell>
              <table:table-cell office:value-type="float" office:value="1540.3920779438">
                <text:p>1540.39207794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